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7.95mm"/>
    </style:style>
    <style:style style:name="co2" style:family="table-column">
      <style:table-column-properties fo:break-before="auto" style:column-width="27.4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3.7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1CM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number-columns-repeated="2" table:default-cell-style-name="Default"/>
        <table:table-row table:style-name="ro1">
          <table:table-cell table:number-columns-repeated="12"/>
          <table:table-cell office:value-type="string" calcext:value-type="string">
            <text:p>Média</text:p>
          </table:table-cell>
        </table:table-row>
        <table:table-row table:style-name="ro1">
          <table:table-cell office:value-type="string" calcext:value-type="string">
            <text:p>201407_BolsaFamiliaFolhaPagamento.csv</text:p>
          </table:table-cell>
          <table:table-cell office:value-type="float" office:value="290.58850569" calcext:value-type="float">
            <text:p>290,58850569</text:p>
          </table:table-cell>
          <table:table-cell office:value-type="float" office:value="238.776255845" calcext:value-type="float">
            <text:p>238,776255845</text:p>
          </table:table-cell>
          <table:table-cell office:value-type="float" office:value="246.833146204" calcext:value-type="float">
            <text:p>246,833146204</text:p>
          </table:table-cell>
          <table:table-cell office:value-type="float" office:value="251.186971555" calcext:value-type="float">
            <text:p>251,186971555</text:p>
          </table:table-cell>
          <table:table-cell office:value-type="float" office:value="247.963344814" calcext:value-type="float">
            <text:p>247,963344814</text:p>
          </table:table-cell>
          <table:table-cell office:value-type="float" office:value="251.050329955" calcext:value-type="float">
            <text:p>251,050329955</text:p>
          </table:table-cell>
          <table:table-cell office:value-type="float" office:value="246.792652209" calcext:value-type="float">
            <text:p>246,792652209</text:p>
          </table:table-cell>
          <table:table-cell office:value-type="float" office:value="257.984828269" calcext:value-type="float">
            <text:p>257,984828269</text:p>
          </table:table-cell>
          <table:table-cell office:value-type="float" office:value="246.909854894" calcext:value-type="float">
            <text:p>246,909854894</text:p>
          </table:table-cell>
          <table:table-cell office:value-type="float" office:value="262.190632622" calcext:value-type="float">
            <text:p>262,190632622</text:p>
          </table:table-cell>
          <table:table-cell/>
          <table:table-cell table:formula="of:=TRIMMEAN([.B2:.K2]; 0.2)" office:value-type="float" office:value="251.36397006525" calcext:value-type="float">
            <text:p>251,3639700653</text:p>
          </table:table-cell>
        </table:table-row>
        <table:table-row table:style-name="ro1">
          <table:table-cell office:value-type="string" calcext:value-type="string">
            <text:p>201408_BolsaFamiliaFolhaPagamento.csv</text:p>
          </table:table-cell>
          <table:table-cell office:value-type="float" office:value="283.155518383" calcext:value-type="float">
            <text:p>283,155518383</text:p>
          </table:table-cell>
          <table:table-cell office:value-type="float" office:value="241.745344477" calcext:value-type="float">
            <text:p>241,745344477</text:p>
          </table:table-cell>
          <table:table-cell office:value-type="float" office:value="253.073485919" calcext:value-type="float">
            <text:p>253,073485919</text:p>
          </table:table-cell>
          <table:table-cell office:value-type="float" office:value="253.539614505" calcext:value-type="float">
            <text:p>253,539614505</text:p>
          </table:table-cell>
          <table:table-cell office:value-type="float" office:value="244.687185757" calcext:value-type="float">
            <text:p>244,687185757</text:p>
          </table:table-cell>
          <table:table-cell office:value-type="float" office:value="242.187790539" calcext:value-type="float">
            <text:p>242,187790539</text:p>
          </table:table-cell>
          <table:table-cell office:value-type="float" office:value="245.151405829" calcext:value-type="float">
            <text:p>245,151405829</text:p>
          </table:table-cell>
          <table:table-cell office:value-type="float" office:value="253.575415797" calcext:value-type="float">
            <text:p>253,575415797</text:p>
          </table:table-cell>
          <table:table-cell office:value-type="float" office:value="247.142424073" calcext:value-type="float">
            <text:p>247,142424073</text:p>
          </table:table-cell>
          <table:table-cell office:value-type="float" office:value="248.171282989" calcext:value-type="float">
            <text:p>248,171282989</text:p>
          </table:table-cell>
          <table:table-cell/>
          <table:table-cell table:formula="of:=TRIMMEAN([.B3:.K3]; 0.2)" office:value-type="float" office:value="248.441075676" calcext:value-type="float">
            <text:p>248,441075676</text:p>
          </table:table-cell>
        </table:table-row>
        <table:table-row table:style-name="ro1">
          <table:table-cell office:value-type="string" calcext:value-type="string">
            <text:p>201409_BolsaFamiliaFolhaPagamento.csv</text:p>
          </table:table-cell>
          <table:table-cell office:value-type="float" office:value="276.825084124" calcext:value-type="float">
            <text:p>276,825084124</text:p>
          </table:table-cell>
          <table:table-cell office:value-type="float" office:value="245.884393231" calcext:value-type="float">
            <text:p>245,884393231</text:p>
          </table:table-cell>
          <table:table-cell office:value-type="float" office:value="261.555291743" calcext:value-type="float">
            <text:p>261,555291743</text:p>
          </table:table-cell>
          <table:table-cell office:value-type="float" office:value="261.54518935" calcext:value-type="float">
            <text:p>261,54518935</text:p>
          </table:table-cell>
          <table:table-cell office:value-type="float" office:value="255.195831156" calcext:value-type="float">
            <text:p>255,195831156</text:p>
          </table:table-cell>
          <table:table-cell office:value-type="float" office:value="247.545381805" calcext:value-type="float">
            <text:p>247,545381805</text:p>
          </table:table-cell>
          <table:table-cell office:value-type="float" office:value="253.810998313" calcext:value-type="float">
            <text:p>253,810998313</text:p>
          </table:table-cell>
          <table:table-cell office:value-type="float" office:value="248.562423027" calcext:value-type="float">
            <text:p>248,562423027</text:p>
          </table:table-cell>
          <table:table-cell office:value-type="float" office:value="251.933166818" calcext:value-type="float">
            <text:p>251,933166818</text:p>
          </table:table-cell>
          <table:table-cell office:value-type="float" office:value="250.428465433" calcext:value-type="float">
            <text:p>250,428465433</text:p>
          </table:table-cell>
          <table:table-cell/>
          <table:table-cell table:formula="of:=TRIMMEAN([.B4:.K4]; 0.2)" office:value-type="float" office:value="253.822093455625" calcext:value-type="float">
            <text:p>253,8220934556</text:p>
          </table:table-cell>
        </table:table-row>
        <table:table-row table:style-name="ro1">
          <table:table-cell office:value-type="string" calcext:value-type="string">
            <text:p>201410_BolsaFamiliaFolhaPagamento.csv</text:p>
          </table:table-cell>
          <table:table-cell office:value-type="float" office:value="305.058946566" calcext:value-type="float">
            <text:p>305,058946566</text:p>
          </table:table-cell>
          <table:table-cell office:value-type="float" office:value="257.047034986" calcext:value-type="float">
            <text:p>257,047034986</text:p>
          </table:table-cell>
          <table:table-cell office:value-type="float" office:value="268.767993916" calcext:value-type="float">
            <text:p>268,767993916</text:p>
          </table:table-cell>
          <table:table-cell office:value-type="float" office:value="268.706268102" calcext:value-type="float">
            <text:p>268,706268102</text:p>
          </table:table-cell>
          <table:table-cell office:value-type="float" office:value="252.374893701" calcext:value-type="float">
            <text:p>252,374893701</text:p>
          </table:table-cell>
          <table:table-cell office:value-type="float" office:value="267.351891378" calcext:value-type="float">
            <text:p>267,351891378</text:p>
          </table:table-cell>
          <table:table-cell office:value-type="float" office:value="270.0266198" calcext:value-type="float">
            <text:p>270,0266198</text:p>
          </table:table-cell>
          <table:table-cell office:value-type="float" office:value="265.505562206" calcext:value-type="float">
            <text:p>265,505562206</text:p>
          </table:table-cell>
          <table:table-cell office:value-type="float" office:value="271.783896096" calcext:value-type="float">
            <text:p>271,783896096</text:p>
          </table:table-cell>
          <table:table-cell office:value-type="float" office:value="268.38359595" calcext:value-type="float">
            <text:p>268,38359595</text:p>
          </table:table-cell>
          <table:table-cell/>
          <table:table-cell table:formula="of:=TRIMMEAN([.B5:.K5]; 0.2)" office:value-type="float" office:value="267.19660780425" calcext:value-type="float">
            <text:p>267,1966078043</text:p>
          </table:table-cell>
        </table:table-row>
        <table:table-row table:style-name="ro1">
          <table:table-cell office:value-type="string" calcext:value-type="string">
            <text:p>201411_BolsaFamiliaFolhaPagamento.csv</text:p>
          </table:table-cell>
          <table:table-cell office:value-type="float" office:value="253.248063286" calcext:value-type="float">
            <text:p>253,248063286</text:p>
          </table:table-cell>
          <table:table-cell office:value-type="float" office:value="241.548974265" calcext:value-type="float">
            <text:p>241,548974265</text:p>
          </table:table-cell>
          <table:table-cell office:value-type="float" office:value="260.768812633" calcext:value-type="float">
            <text:p>260,768812633</text:p>
          </table:table-cell>
          <table:table-cell office:value-type="float" office:value="261.006349506" calcext:value-type="float">
            <text:p>261,006349506</text:p>
          </table:table-cell>
          <table:table-cell office:value-type="float" office:value="247.735942025" calcext:value-type="float">
            <text:p>247,735942025</text:p>
          </table:table-cell>
          <table:table-cell office:value-type="float" office:value="242.159083556" calcext:value-type="float">
            <text:p>242,159083556</text:p>
          </table:table-cell>
          <table:table-cell office:value-type="float" office:value="247.171102386" calcext:value-type="float">
            <text:p>247,171102386</text:p>
          </table:table-cell>
          <table:table-cell office:value-type="float" office:value="244.872837434" calcext:value-type="float">
            <text:p>244,872837434</text:p>
          </table:table-cell>
          <table:table-cell office:value-type="float" office:value="252.880083998" calcext:value-type="float">
            <text:p>252,880083998</text:p>
          </table:table-cell>
          <table:table-cell office:value-type="float" office:value="253.869683009" calcext:value-type="float">
            <text:p>253,869683009</text:p>
          </table:table-cell>
          <table:table-cell/>
          <table:table-cell table:formula="of:=TRIMMEAN([.B6:.K6]; 0.2)" office:value-type="float" office:value="250.338201040875" calcext:value-type="float">
            <text:p>250,3382010409</text:p>
          </table:table-cell>
        </table:table-row>
        <table:table-row table:style-name="ro1">
          <table:table-cell office:value-type="string" calcext:value-type="string">
            <text:p>201412_BolsaFamiliaFolhaPagamento.csv</text:p>
          </table:table-cell>
          <table:table-cell office:value-type="float" office:value="259.304521636" calcext:value-type="float">
            <text:p>259,304521636</text:p>
          </table:table-cell>
          <table:table-cell office:value-type="float" office:value="253.141975407" calcext:value-type="float">
            <text:p>253,141975407</text:p>
          </table:table-cell>
          <table:table-cell office:value-type="float" office:value="264.669652522" calcext:value-type="float">
            <text:p>264,669652522</text:p>
          </table:table-cell>
          <table:table-cell office:value-type="float" office:value="272.194644845" calcext:value-type="float">
            <text:p>272,194644845</text:p>
          </table:table-cell>
          <table:table-cell office:value-type="float" office:value="254.280734005" calcext:value-type="float">
            <text:p>254,280734005</text:p>
          </table:table-cell>
          <table:table-cell office:value-type="float" office:value="251.038977951" calcext:value-type="float">
            <text:p>251,038977951</text:p>
          </table:table-cell>
          <table:table-cell office:value-type="float" office:value="259.256650779" calcext:value-type="float">
            <text:p>259,256650779</text:p>
          </table:table-cell>
          <table:table-cell office:value-type="float" office:value="271.294266621" calcext:value-type="float">
            <text:p>271,294266621</text:p>
          </table:table-cell>
          <table:table-cell office:value-type="float" office:value="266.599631471" calcext:value-type="float">
            <text:p>266,599631471</text:p>
          </table:table-cell>
          <table:table-cell office:value-type="float" office:value="265.950015209" calcext:value-type="float">
            <text:p>265,950015209</text:p>
          </table:table-cell>
          <table:table-cell/>
          <table:table-cell table:formula="of:=TRIMMEAN([.B7:.K7]; 0.2)" office:value-type="float" office:value="261.81218095625" calcext:value-type="float">
            <text:p>261,8121809563</text:p>
          </table:table-cell>
        </table:table-row>
        <table:table-row table:style-name="ro1">
          <table:table-cell office:value-type="string" calcext:value-type="string">
            <text:p>201501_BolsaFamiliaFolhaPagamento.csv</text:p>
          </table:table-cell>
          <table:table-cell office:value-type="float" office:value="251.9427991" calcext:value-type="float">
            <text:p>251,9427991</text:p>
          </table:table-cell>
          <table:table-cell office:value-type="float" office:value="251.767934405" calcext:value-type="float">
            <text:p>251,767934405</text:p>
          </table:table-cell>
          <table:table-cell office:value-type="float" office:value="262.400375629" calcext:value-type="float">
            <text:p>262,400375629</text:p>
          </table:table-cell>
          <table:table-cell office:value-type="float" office:value="257.22572289" calcext:value-type="float">
            <text:p>257,22572289</text:p>
          </table:table-cell>
          <table:table-cell office:value-type="float" office:value="260.547243895" calcext:value-type="float">
            <text:p>260,547243895</text:p>
          </table:table-cell>
          <table:table-cell office:value-type="float" office:value="257.622451379" calcext:value-type="float">
            <text:p>257,622451379</text:p>
          </table:table-cell>
          <table:table-cell office:value-type="float" office:value="264.401737863" calcext:value-type="float">
            <text:p>264,401737863</text:p>
          </table:table-cell>
          <table:table-cell office:value-type="float" office:value="268.950611392" calcext:value-type="float">
            <text:p>268,950611392</text:p>
          </table:table-cell>
          <table:table-cell office:value-type="float" office:value="264.987918318" calcext:value-type="float">
            <text:p>264,987918318</text:p>
          </table:table-cell>
          <table:table-cell office:value-type="float" office:value="263.948130863" calcext:value-type="float">
            <text:p>263,948130863</text:p>
          </table:table-cell>
          <table:table-cell/>
          <table:table-cell table:formula="of:=TRIMMEAN([.B8:.K8]; 0.2)" office:value-type="float" office:value="260.384547492125" calcext:value-type="float">
            <text:p>260,3845474921</text:p>
          </table:table-cell>
        </table:table-row>
        <table:table-row table:style-name="ro1">
          <table:table-cell office:value-type="string" calcext:value-type="string">
            <text:p>201502_BolsaFamiliaFolhaPagamento.csv</text:p>
          </table:table-cell>
          <table:table-cell office:value-type="float" office:value="264.317384042" calcext:value-type="float">
            <text:p>264,317384042</text:p>
          </table:table-cell>
          <table:table-cell office:value-type="float" office:value="251.374268231" calcext:value-type="float">
            <text:p>251,374268231</text:p>
          </table:table-cell>
          <table:table-cell office:value-type="float" office:value="247.301509711" calcext:value-type="float">
            <text:p>247,301509711</text:p>
          </table:table-cell>
          <table:table-cell office:value-type="float" office:value="270.830157205" calcext:value-type="float">
            <text:p>270,830157205</text:p>
          </table:table-cell>
          <table:table-cell office:value-type="float" office:value="262.197004189" calcext:value-type="float">
            <text:p>262,197004189</text:p>
          </table:table-cell>
          <table:table-cell office:value-type="float" office:value="255.58707542" calcext:value-type="float">
            <text:p>255,58707542</text:p>
          </table:table-cell>
          <table:table-cell office:value-type="float" office:value="250.698527575" calcext:value-type="float">
            <text:p>250,698527575</text:p>
          </table:table-cell>
          <table:table-cell office:value-type="float" office:value="255.072148155" calcext:value-type="float">
            <text:p>255,072148155</text:p>
          </table:table-cell>
          <table:table-cell office:value-type="float" office:value="259.793820708" calcext:value-type="float">
            <text:p>259,793820708</text:p>
          </table:table-cell>
          <table:table-cell office:value-type="float" office:value="268.534726983" calcext:value-type="float">
            <text:p>268,534726983</text:p>
          </table:table-cell>
          <table:table-cell/>
          <table:table-cell table:formula="of:=TRIMMEAN([.B9:.K9]; 0.2)" office:value-type="float" office:value="258.446869412875" calcext:value-type="float">
            <text:p>258,4468694129</text:p>
          </table:table-cell>
        </table:table-row>
        <table:table-row table:style-name="ro1">
          <table:table-cell office:value-type="string" calcext:value-type="string">
            <text:p>201503_BolsaFamiliaFolhaPagamento.csv</text:p>
          </table:table-cell>
          <table:table-cell office:value-type="float" office:value="258.080294101" calcext:value-type="float">
            <text:p>258,080294101</text:p>
          </table:table-cell>
          <table:table-cell office:value-type="float" office:value="246.852631629" calcext:value-type="float">
            <text:p>246,852631629</text:p>
          </table:table-cell>
          <table:table-cell office:value-type="float" office:value="257.103792154" calcext:value-type="float">
            <text:p>257,103792154</text:p>
          </table:table-cell>
          <table:table-cell office:value-type="float" office:value="276.124873907" calcext:value-type="float">
            <text:p>276,124873907</text:p>
          </table:table-cell>
          <table:table-cell office:value-type="float" office:value="264.758853177" calcext:value-type="float">
            <text:p>264,758853177</text:p>
          </table:table-cell>
          <table:table-cell office:value-type="float" office:value="254.542461569" calcext:value-type="float">
            <text:p>254,542461569</text:p>
          </table:table-cell>
          <table:table-cell office:value-type="float" office:value="261.823991139" calcext:value-type="float">
            <text:p>261,823991139</text:p>
          </table:table-cell>
          <table:table-cell office:value-type="float" office:value="276.573282127" calcext:value-type="float">
            <text:p>276,573282127</text:p>
          </table:table-cell>
          <table:table-cell office:value-type="float" office:value="266.830435517" calcext:value-type="float">
            <text:p>266,830435517</text:p>
          </table:table-cell>
          <table:table-cell office:value-type="float" office:value="270.494919131" calcext:value-type="float">
            <text:p>270,494919131</text:p>
          </table:table-cell>
          <table:table-cell/>
          <table:table-cell table:formula="of:=TRIMMEAN([.B10:.K10]; 0.2)" office:value-type="float" office:value="263.719952586875" calcext:value-type="float">
            <text:p>263,7199525869</text:p>
          </table:table-cell>
        </table:table-row>
        <table:table-row table:style-name="ro1">
          <table:table-cell office:value-type="string" calcext:value-type="string">
            <text:p>201504_BolsaFamiliaFolhaPagamento.csv</text:p>
          </table:table-cell>
          <table:table-cell office:value-type="float" office:value="257.659873718" calcext:value-type="float">
            <text:p>257,659873718</text:p>
          </table:table-cell>
          <table:table-cell office:value-type="float" office:value="242.232194073" calcext:value-type="float">
            <text:p>242,232194073</text:p>
          </table:table-cell>
          <table:table-cell office:value-type="float" office:value="245.63064592" calcext:value-type="float">
            <text:p>245,63064592</text:p>
          </table:table-cell>
          <table:table-cell office:value-type="float" office:value="258.443280678" calcext:value-type="float">
            <text:p>258,443280678</text:p>
          </table:table-cell>
          <table:table-cell office:value-type="float" office:value="261.718235559" calcext:value-type="float">
            <text:p>261,718235559</text:p>
          </table:table-cell>
          <table:table-cell office:value-type="float" office:value="240.027416421" calcext:value-type="float">
            <text:p>240,027416421</text:p>
          </table:table-cell>
          <table:table-cell office:value-type="float" office:value="260.514871207" calcext:value-type="float">
            <text:p>260,514871207</text:p>
          </table:table-cell>
          <table:table-cell office:value-type="float" office:value="266.555684361" calcext:value-type="float">
            <text:p>266,555684361</text:p>
          </table:table-cell>
          <table:table-cell office:value-type="float" office:value="259.156634434" calcext:value-type="float">
            <text:p>259,156634434</text:p>
          </table:table-cell>
          <table:table-cell office:value-type="float" office:value="265.125798209" calcext:value-type="float">
            <text:p>265,125798209</text:p>
          </table:table-cell>
          <table:table-cell/>
          <table:table-cell table:formula="of:=TRIMMEAN([.B11:.K11]; 0.2)" office:value-type="float" office:value="256.31019172475" calcext:value-type="float">
            <text:p>256,3101917248</text:p>
          </table:table-cell>
        </table:table-row>
        <table:table-row table:style-name="ro1">
          <table:table-cell office:value-type="string" calcext:value-type="string">
            <text:p>201505_BolsaFamiliaFolhaPagamento.csv</text:p>
          </table:table-cell>
          <table:table-cell office:value-type="float" office:value="265.293028627" calcext:value-type="float">
            <text:p>265,293028627</text:p>
          </table:table-cell>
          <table:table-cell office:value-type="float" office:value="248.965228278" calcext:value-type="float">
            <text:p>248,965228278</text:p>
          </table:table-cell>
          <table:table-cell office:value-type="float" office:value="252.405291668" calcext:value-type="float">
            <text:p>252,405291668</text:p>
          </table:table-cell>
          <table:table-cell office:value-type="float" office:value="274.857225744" calcext:value-type="float">
            <text:p>274,857225744</text:p>
          </table:table-cell>
          <table:table-cell office:value-type="float" office:value="259.285989468" calcext:value-type="float">
            <text:p>259,285989468</text:p>
          </table:table-cell>
          <table:table-cell office:value-type="float" office:value="248.004987236" calcext:value-type="float">
            <text:p>248,004987236</text:p>
          </table:table-cell>
          <table:table-cell office:value-type="float" office:value="249.956101423" calcext:value-type="float">
            <text:p>249,956101423</text:p>
          </table:table-cell>
          <table:table-cell office:value-type="float" office:value="243.069417642" calcext:value-type="float">
            <text:p>243,069417642</text:p>
          </table:table-cell>
          <table:table-cell office:value-type="float" office:value="263.763242292" calcext:value-type="float">
            <text:p>263,763242292</text:p>
          </table:table-cell>
          <table:table-cell office:value-type="float" office:value="266.860281356" calcext:value-type="float">
            <text:p>266,860281356</text:p>
          </table:table-cell>
          <table:table-cell/>
          <table:table-cell table:formula="of:=TRIMMEAN([.B12:.K12]; 0.2)" office:value-type="float" office:value="256.8167687935" calcext:value-type="float">
            <text:p>256,8167687935</text:p>
          </table:table-cell>
        </table:table-row>
        <table:table-row table:style-name="ro1">
          <table:table-cell office:value-type="string" calcext:value-type="string">
            <text:p>201506_BolsaFamiliaFolhaPagamento.csv</text:p>
          </table:table-cell>
          <table:table-cell office:value-type="float" office:value="264.090256996" calcext:value-type="float">
            <text:p>264,090256996</text:p>
          </table:table-cell>
          <table:table-cell office:value-type="float" office:value="250.932996169" calcext:value-type="float">
            <text:p>250,932996169</text:p>
          </table:table-cell>
          <table:table-cell office:value-type="float" office:value="247.889201513" calcext:value-type="float">
            <text:p>247,889201513</text:p>
          </table:table-cell>
          <table:table-cell office:value-type="float" office:value="271.183019272" calcext:value-type="float">
            <text:p>271,183019272</text:p>
          </table:table-cell>
          <table:table-cell office:value-type="float" office:value="263.011099359" calcext:value-type="float">
            <text:p>263,011099359</text:p>
          </table:table-cell>
          <table:table-cell office:value-type="float" office:value="250.550707851" calcext:value-type="float">
            <text:p>250,550707851</text:p>
          </table:table-cell>
          <table:table-cell office:value-type="float" office:value="245.727189049" calcext:value-type="float">
            <text:p>245,727189049</text:p>
          </table:table-cell>
          <table:table-cell office:value-type="float" office:value="247.081090705" calcext:value-type="float">
            <text:p>247,081090705</text:p>
          </table:table-cell>
          <table:table-cell office:value-type="float" office:value="273.69174438" calcext:value-type="float">
            <text:p>273,69174438</text:p>
          </table:table-cell>
          <table:table-cell office:value-type="float" office:value="277.374168269" calcext:value-type="float">
            <text:p>277,374168269</text:p>
          </table:table-cell>
          <table:table-cell/>
          <table:table-cell table:formula="of:=TRIMMEAN([.B13:.K13]; 0.2)" office:value-type="float" office:value="258.553764530625" calcext:value-type="float">
            <text:p>258,5537645306</text:p>
          </table:table-cell>
        </table:table-row>
        <table:table-row table:style-name="ro1">
          <table:table-cell office:value-type="string" calcext:value-type="string">
            <text:p>201507_BolsaFamiliaFolhaPagamento.csv</text:p>
          </table:table-cell>
          <table:table-cell office:value-type="float" office:value="265.983687675" calcext:value-type="float">
            <text:p>265,983687675</text:p>
          </table:table-cell>
          <table:table-cell office:value-type="float" office:value="260.535377305" calcext:value-type="float">
            <text:p>260,535377305</text:p>
          </table:table-cell>
          <table:table-cell office:value-type="float" office:value="248.064539423" calcext:value-type="float">
            <text:p>248,064539423</text:p>
          </table:table-cell>
          <table:table-cell office:value-type="float" office:value="275.000042902" calcext:value-type="float">
            <text:p>275,000042902</text:p>
          </table:table-cell>
          <table:table-cell office:value-type="float" office:value="263.539778655" calcext:value-type="float">
            <text:p>263,539778655</text:p>
          </table:table-cell>
          <table:table-cell office:value-type="float" office:value="252.29341373" calcext:value-type="float">
            <text:p>252,29341373</text:p>
          </table:table-cell>
          <table:table-cell office:value-type="float" office:value="254.022525327" calcext:value-type="float">
            <text:p>254,022525327</text:p>
          </table:table-cell>
          <table:table-cell office:value-type="float" office:value="249.651223867" calcext:value-type="float">
            <text:p>249,651223867</text:p>
          </table:table-cell>
          <table:table-cell office:value-type="float" office:value="251.779268014" calcext:value-type="float">
            <text:p>251,779268014</text:p>
          </table:table-cell>
          <table:table-cell office:value-type="float" office:value="261.598165333" calcext:value-type="float">
            <text:p>261,598165333</text:p>
          </table:table-cell>
          <table:table-cell/>
          <table:table-cell table:formula="of:=TRIMMEAN([.B14:.K14]; 0.2)" office:value-type="float" office:value="257.42542998825" calcext:value-type="float">
            <text:p>257,4254299883</text:p>
          </table:table-cell>
        </table:table-row>
        <table:table-row table:style-name="ro1">
          <table:table-cell office:value-type="string" calcext:value-type="string">
            <text:p>201508_BolsaFamiliaFolhaPagamento.csv</text:p>
          </table:table-cell>
          <table:table-cell office:value-type="float" office:value="268.004128697" calcext:value-type="float">
            <text:p>268,004128697</text:p>
          </table:table-cell>
          <table:table-cell office:value-type="float" office:value="259.449065771" calcext:value-type="float">
            <text:p>259,449065771</text:p>
          </table:table-cell>
          <table:table-cell office:value-type="float" office:value="254.228034369" calcext:value-type="float">
            <text:p>254,228034369</text:p>
          </table:table-cell>
          <table:table-cell office:value-type="float" office:value="287.498813147" calcext:value-type="float">
            <text:p>287,498813147</text:p>
          </table:table-cell>
          <table:table-cell office:value-type="float" office:value="269.281562745" calcext:value-type="float">
            <text:p>269,281562745</text:p>
          </table:table-cell>
          <table:table-cell office:value-type="float" office:value="252.028739198" calcext:value-type="float">
            <text:p>252,028739198</text:p>
          </table:table-cell>
          <table:table-cell office:value-type="float" office:value="255.505490757" calcext:value-type="float">
            <text:p>255,505490757</text:p>
          </table:table-cell>
          <table:table-cell office:value-type="float" office:value="255.131280254" calcext:value-type="float">
            <text:p>255,131280254</text:p>
          </table:table-cell>
          <table:table-cell office:value-type="float" office:value="252.872846033" calcext:value-type="float">
            <text:p>252,872846033</text:p>
          </table:table-cell>
          <table:table-cell office:value-type="float" office:value="252.697666135" calcext:value-type="float">
            <text:p>252,697666135</text:p>
          </table:table-cell>
          <table:table-cell/>
          <table:table-cell table:formula="of:=TRIMMEAN([.B15:.K15]; 0.2)" office:value-type="float" office:value="258.396259345125" calcext:value-type="float">
            <text:p>258,3962593451</text:p>
          </table:table-cell>
        </table:table-row>
        <table:table-row table:style-name="ro1">
          <table:table-cell office:value-type="string" calcext:value-type="string">
            <text:p>201509_BolsaFamiliaFolhaPagamento.csv</text:p>
          </table:table-cell>
          <table:table-cell office:value-type="float" office:value="272.557713162" calcext:value-type="float">
            <text:p>272,557713162</text:p>
          </table:table-cell>
          <table:table-cell office:value-type="float" office:value="272.374197687" calcext:value-type="float">
            <text:p>272,374197687</text:p>
          </table:table-cell>
          <table:table-cell office:value-type="float" office:value="254.113278444" calcext:value-type="float">
            <text:p>254,113278444</text:p>
          </table:table-cell>
          <table:table-cell office:value-type="float" office:value="287.369112384" calcext:value-type="float">
            <text:p>287,369112384</text:p>
          </table:table-cell>
          <table:table-cell office:value-type="float" office:value="280.156513547" calcext:value-type="float">
            <text:p>280,156513547</text:p>
          </table:table-cell>
          <table:table-cell office:value-type="float" office:value="258.846669613" calcext:value-type="float">
            <text:p>258,846669613</text:p>
          </table:table-cell>
          <table:table-cell office:value-type="float" office:value="264.374745809" calcext:value-type="float">
            <text:p>264,374745809</text:p>
          </table:table-cell>
          <table:table-cell office:value-type="float" office:value="255.043522484" calcext:value-type="float">
            <text:p>255,043522484</text:p>
          </table:table-cell>
          <table:table-cell office:value-type="float" office:value="262.278439418" calcext:value-type="float">
            <text:p>262,278439418</text:p>
          </table:table-cell>
          <table:table-cell office:value-type="float" office:value="270.147478525" calcext:value-type="float">
            <text:p>270,147478525</text:p>
          </table:table-cell>
          <table:table-cell/>
          <table:table-cell table:formula="of:=TRIMMEAN([.B16:.K16]; 0.2)" office:value-type="float" office:value="266.972410030625" calcext:value-type="float">
            <text:p>266,9724100306</text:p>
          </table:table-cell>
        </table:table-row>
        <table:table-row table:style-name="ro1">
          <table:table-cell office:value-type="string" calcext:value-type="string">
            <text:p>201510_BolsaFamiliaFolhaPagamento.csv</text:p>
          </table:table-cell>
          <table:table-cell office:value-type="float" office:value="289.754748225" calcext:value-type="float">
            <text:p>289,754748225</text:p>
          </table:table-cell>
          <table:table-cell office:value-type="float" office:value="261.952633854" calcext:value-type="float">
            <text:p>261,952633854</text:p>
          </table:table-cell>
          <table:table-cell office:value-type="float" office:value="261.215618717" calcext:value-type="float">
            <text:p>261,215618717</text:p>
          </table:table-cell>
          <table:table-cell office:value-type="float" office:value="306.489044925" calcext:value-type="float">
            <text:p>306,489044925</text:p>
          </table:table-cell>
          <table:table-cell office:value-type="float" office:value="275.028138429" calcext:value-type="float">
            <text:p>275,028138429</text:p>
          </table:table-cell>
          <table:table-cell office:value-type="float" office:value="270.940945039" calcext:value-type="float">
            <text:p>270,940945039</text:p>
          </table:table-cell>
          <table:table-cell office:value-type="float" office:value="255.770067548" calcext:value-type="float">
            <text:p>255,770067548</text:p>
          </table:table-cell>
          <table:table-cell office:value-type="float" office:value="270.977822206" calcext:value-type="float">
            <text:p>270,977822206</text:p>
          </table:table-cell>
          <table:table-cell office:value-type="float" office:value="267.49856255" calcext:value-type="float">
            <text:p>267,49856255</text:p>
          </table:table-cell>
          <table:table-cell office:value-type="float" office:value="276.549597502" calcext:value-type="float">
            <text:p>276,549597502</text:p>
          </table:table-cell>
          <table:table-cell/>
          <table:table-cell table:formula="of:=TRIMMEAN([.B17:.K17]; 0.2)" office:value-type="float" office:value="271.73975831525" calcext:value-type="float">
            <text:p>271,7397583153</text:p>
          </table:table-cell>
        </table:table-row>
        <table:table-row table:style-name="ro1">
          <table:table-cell office:value-type="string" calcext:value-type="string">
            <text:p>201511_BolsaFamiliaFolhaPagamento.csv</text:p>
          </table:table-cell>
          <table:table-cell office:value-type="float" office:value="272.017015727" calcext:value-type="float">
            <text:p>272,017015727</text:p>
          </table:table-cell>
          <table:table-cell office:value-type="float" office:value="270.584901711" calcext:value-type="float">
            <text:p>270,584901711</text:p>
          </table:table-cell>
          <table:table-cell office:value-type="float" office:value="255.57341336" calcext:value-type="float">
            <text:p>255,57341336</text:p>
          </table:table-cell>
          <table:table-cell office:value-type="float" office:value="274.744557437" calcext:value-type="float">
            <text:p>274,744557437</text:p>
          </table:table-cell>
          <table:table-cell office:value-type="float" office:value="274.069019492" calcext:value-type="float">
            <text:p>274,069019492</text:p>
          </table:table-cell>
          <table:table-cell office:value-type="float" office:value="262.832369919" calcext:value-type="float">
            <text:p>262,832369919</text:p>
          </table:table-cell>
          <table:table-cell office:value-type="float" office:value="264.064159875" calcext:value-type="float">
            <text:p>264,064159875</text:p>
          </table:table-cell>
          <table:table-cell office:value-type="float" office:value="275.918990397" calcext:value-type="float">
            <text:p>275,918990397</text:p>
          </table:table-cell>
          <table:table-cell office:value-type="float" office:value="268.925109425" calcext:value-type="float">
            <text:p>268,925109425</text:p>
          </table:table-cell>
          <table:table-cell office:value-type="float" office:value="273.807938508" calcext:value-type="float">
            <text:p>273,807938508</text:p>
          </table:table-cell>
          <table:table-cell/>
          <table:table-cell table:formula="of:=TRIMMEAN([.B18:.K18]; 0.2)" office:value-type="float" office:value="270.13063401175" calcext:value-type="float">
            <text:p>270,1306340118</text:p>
          </table:table-cell>
        </table:table-row>
        <table:table-row table:style-name="ro1">
          <table:table-cell office:value-type="string" calcext:value-type="string">
            <text:p>201512_BolsaFamiliaFolhaPagamento.csv</text:p>
          </table:table-cell>
          <table:table-cell office:value-type="float" office:value="279.813257549" calcext:value-type="float">
            <text:p>279,813257549</text:p>
          </table:table-cell>
          <table:table-cell office:value-type="float" office:value="266.551740606" calcext:value-type="float">
            <text:p>266,551740606</text:p>
          </table:table-cell>
          <table:table-cell office:value-type="float" office:value="256.640713418" calcext:value-type="float">
            <text:p>256,640713418</text:p>
          </table:table-cell>
          <table:table-cell office:value-type="float" office:value="257.120770391" calcext:value-type="float">
            <text:p>257,120770391</text:p>
          </table:table-cell>
          <table:table-cell office:value-type="float" office:value="277.504012245" calcext:value-type="float">
            <text:p>277,504012245</text:p>
          </table:table-cell>
          <table:table-cell office:value-type="float" office:value="278.176340615" calcext:value-type="float">
            <text:p>278,176340615</text:p>
          </table:table-cell>
          <table:table-cell office:value-type="float" office:value="259.17346061" calcext:value-type="float">
            <text:p>259,17346061</text:p>
          </table:table-cell>
          <table:table-cell office:value-type="float" office:value="262.723917808" calcext:value-type="float">
            <text:p>262,723917808</text:p>
          </table:table-cell>
          <table:table-cell office:value-type="float" office:value="275.594855588" calcext:value-type="float">
            <text:p>275,594855588</text:p>
          </table:table-cell>
          <table:table-cell office:value-type="float" office:value="275.726793554" calcext:value-type="float">
            <text:p>275,726793554</text:p>
          </table:table-cell>
          <table:table-cell/>
          <table:table-cell table:formula="of:=TRIMMEAN([.B19:.K19]; 0.2)" office:value-type="float" office:value="269.071486427125" calcext:value-type="float">
            <text:p>269,0714864271</text:p>
          </table:table-cell>
        </table:table-row>
        <table:table-row table:style-name="ro1">
          <table:table-cell office:value-type="string" calcext:value-type="string">
            <text:p>201601_BolsaFamiliaFolhaPagamento.csv</text:p>
          </table:table-cell>
          <table:table-cell office:value-type="float" office:value="278.142220881" calcext:value-type="float">
            <text:p>278,142220881</text:p>
          </table:table-cell>
          <table:table-cell office:value-type="float" office:value="275.407444277" calcext:value-type="float">
            <text:p>275,407444277</text:p>
          </table:table-cell>
          <table:table-cell office:value-type="float" office:value="278.637195417" calcext:value-type="float">
            <text:p>278,637195417</text:p>
          </table:table-cell>
          <table:table-cell office:value-type="float" office:value="262.972101287" calcext:value-type="float">
            <text:p>262,972101287</text:p>
          </table:table-cell>
          <table:table-cell office:value-type="float" office:value="285.462256781" calcext:value-type="float">
            <text:p>285,462256781</text:p>
          </table:table-cell>
          <table:table-cell office:value-type="float" office:value="273.942721013" calcext:value-type="float">
            <text:p>273,942721013</text:p>
          </table:table-cell>
          <table:table-cell office:value-type="float" office:value="273.804710719" calcext:value-type="float">
            <text:p>273,804710719</text:p>
          </table:table-cell>
          <table:table-cell office:value-type="float" office:value="262.509725093" calcext:value-type="float">
            <text:p>262,509725093</text:p>
          </table:table-cell>
          <table:table-cell office:value-type="float" office:value="283.165001796" calcext:value-type="float">
            <text:p>283,165001796</text:p>
          </table:table-cell>
          <table:table-cell office:value-type="float" office:value="297.00323424" calcext:value-type="float">
            <text:p>297,00323424</text:p>
          </table:table-cell>
          <table:table-cell/>
          <table:table-cell table:formula="of:=TRIMMEAN([.B20:.K20]; 0.2)" office:value-type="float" office:value="276.441706521375" calcext:value-type="float">
            <text:p>276,4417065214</text:p>
          </table:table-cell>
        </table:table-row>
        <table:table-row table:style-name="ro1">
          <table:table-cell office:value-type="string" calcext:value-type="string">
            <text:p>201602_BolsaFamiliaFolhaPagamento.csv</text:p>
          </table:table-cell>
          <table:table-cell office:value-type="float" office:value="291.950558024" calcext:value-type="float">
            <text:p>291,950558024</text:p>
          </table:table-cell>
          <table:table-cell office:value-type="float" office:value="252.154175357" calcext:value-type="float">
            <text:p>252,154175357</text:p>
          </table:table-cell>
          <table:table-cell office:value-type="float" office:value="263.804901009" calcext:value-type="float">
            <text:p>263,804901009</text:p>
          </table:table-cell>
          <table:table-cell office:value-type="float" office:value="258.06570912" calcext:value-type="float">
            <text:p>258,06570912</text:p>
          </table:table-cell>
          <table:table-cell office:value-type="float" office:value="262.412582605" calcext:value-type="float">
            <text:p>262,412582605</text:p>
          </table:table-cell>
          <table:table-cell office:value-type="float" office:value="270.502203306" calcext:value-type="float">
            <text:p>270,502203306</text:p>
          </table:table-cell>
          <table:table-cell office:value-type="float" office:value="277.833370678" calcext:value-type="float">
            <text:p>277,833370678</text:p>
          </table:table-cell>
          <table:table-cell office:value-type="float" office:value="264.961651425" calcext:value-type="float">
            <text:p>264,961651425</text:p>
          </table:table-cell>
          <table:table-cell office:value-type="float" office:value="274.477809693" calcext:value-type="float">
            <text:p>274,477809693</text:p>
          </table:table-cell>
          <table:table-cell office:value-type="float" office:value="290.636211011" calcext:value-type="float">
            <text:p>290,636211011</text:p>
          </table:table-cell>
          <table:table-cell/>
          <table:table-cell table:formula="of:=TRIMMEAN([.B21:.K21]; 0.2)" office:value-type="float" office:value="270.336804855875" calcext:value-type="float">
            <text:p>270,3368048559</text:p>
          </table:table-cell>
        </table:table-row>
        <table:table-row table:style-name="ro1">
          <table:table-cell office:value-type="string" calcext:value-type="string">
            <text:p>201603_BolsaFamiliaFolhaPagamento.csv</text:p>
          </table:table-cell>
          <table:table-cell office:value-type="float" office:value="271.91746837" calcext:value-type="float">
            <text:p>271,91746837</text:p>
          </table:table-cell>
          <table:table-cell office:value-type="float" office:value="244.931095073" calcext:value-type="float">
            <text:p>244,931095073</text:p>
          </table:table-cell>
          <table:table-cell office:value-type="float" office:value="258.152397449" calcext:value-type="float">
            <text:p>258,152397449</text:p>
          </table:table-cell>
          <table:table-cell office:value-type="float" office:value="255.833292962" calcext:value-type="float">
            <text:p>255,833292962</text:p>
          </table:table-cell>
          <table:table-cell office:value-type="float" office:value="274.726409646" calcext:value-type="float">
            <text:p>274,726409646</text:p>
          </table:table-cell>
          <table:table-cell office:value-type="float" office:value="249.84411383" calcext:value-type="float">
            <text:p>249,84411383</text:p>
          </table:table-cell>
          <table:table-cell office:value-type="float" office:value="276.027019308" calcext:value-type="float">
            <text:p>276,027019308</text:p>
          </table:table-cell>
          <table:table-cell office:value-type="float" office:value="274.998503563" calcext:value-type="float">
            <text:p>274,998503563</text:p>
          </table:table-cell>
          <table:table-cell office:value-type="float" office:value="269.01394423" calcext:value-type="float">
            <text:p>269,01394423</text:p>
          </table:table-cell>
          <table:table-cell office:value-type="float" office:value="254.696585612" calcext:value-type="float">
            <text:p>254,696585612</text:p>
          </table:table-cell>
          <table:table-cell/>
          <table:table-cell table:formula="of:=TRIMMEAN([.B22:.K22]; 0.2)" office:value-type="float" office:value="263.64783945775" calcext:value-type="float">
            <text:p>263,6478394578</text:p>
          </table:table-cell>
        </table:table-row>
        <table:table-row table:style-name="ro1">
          <table:table-cell office:value-type="string" calcext:value-type="string">
            <text:p>201604_BolsaFamiliaFolhaPagamento.csv</text:p>
          </table:table-cell>
          <table:table-cell office:value-type="float" office:value="282.019067518" calcext:value-type="float">
            <text:p>282,019067518</text:p>
          </table:table-cell>
          <table:table-cell office:value-type="float" office:value="255.545200234" calcext:value-type="float">
            <text:p>255,545200234</text:p>
          </table:table-cell>
          <table:table-cell office:value-type="float" office:value="255.107410623" calcext:value-type="float">
            <text:p>255,107410623</text:p>
          </table:table-cell>
          <table:table-cell office:value-type="float" office:value="249.125786838" calcext:value-type="float">
            <text:p>249,125786838</text:p>
          </table:table-cell>
          <table:table-cell office:value-type="float" office:value="263.025590671" calcext:value-type="float">
            <text:p>263,025590671</text:p>
          </table:table-cell>
          <table:table-cell office:value-type="float" office:value="256.325699948" calcext:value-type="float">
            <text:p>256,325699948</text:p>
          </table:table-cell>
          <table:table-cell office:value-type="float" office:value="277.270685676" calcext:value-type="float">
            <text:p>277,270685676</text:p>
          </table:table-cell>
          <table:table-cell office:value-type="float" office:value="265.94401877" calcext:value-type="float">
            <text:p>265,94401877</text:p>
          </table:table-cell>
          <table:table-cell office:value-type="float" office:value="293.687590965" calcext:value-type="float">
            <text:p>293,687590965</text:p>
          </table:table-cell>
          <table:table-cell office:value-type="float" office:value="259.415048839" calcext:value-type="float">
            <text:p>259,415048839</text:p>
          </table:table-cell>
          <table:table-cell/>
          <table:table-cell table:formula="of:=TRIMMEAN([.B23:.K23]; 0.2)" office:value-type="float" office:value="264.331590284875" calcext:value-type="float">
            <text:p>264,3315902849</text:p>
          </table:table-cell>
        </table:table-row>
        <table:table-row table:style-name="ro1">
          <table:table-cell office:value-type="string" calcext:value-type="string">
            <text:p>201605_BolsaFamiliaFolhaPagamento.csv</text:p>
          </table:table-cell>
          <table:table-cell office:value-type="float" office:value="286.654128149" calcext:value-type="float">
            <text:p>286,654128149</text:p>
          </table:table-cell>
          <table:table-cell office:value-type="float" office:value="264.767195118" calcext:value-type="float">
            <text:p>264,767195118</text:p>
          </table:table-cell>
          <table:table-cell office:value-type="float" office:value="264.354120542" calcext:value-type="float">
            <text:p>264,354120542</text:p>
          </table:table-cell>
          <table:table-cell office:value-type="float" office:value="251.83646417" calcext:value-type="float">
            <text:p>251,83646417</text:p>
          </table:table-cell>
          <table:table-cell office:value-type="float" office:value="272.936684756" calcext:value-type="float">
            <text:p>272,936684756</text:p>
          </table:table-cell>
          <table:table-cell office:value-type="float" office:value="256.699855844" calcext:value-type="float">
            <text:p>256,699855844</text:p>
          </table:table-cell>
          <table:table-cell office:value-type="float" office:value="281.150878037" calcext:value-type="float">
            <text:p>281,150878037</text:p>
          </table:table-cell>
          <table:table-cell office:value-type="float" office:value="267.162054948" calcext:value-type="float">
            <text:p>267,162054948</text:p>
          </table:table-cell>
          <table:table-cell office:value-type="float" office:value="275.084886893" calcext:value-type="float">
            <text:p>275,084886893</text:p>
          </table:table-cell>
          <table:table-cell office:value-type="float" office:value="270.217801378" calcext:value-type="float">
            <text:p>270,217801378</text:p>
          </table:table-cell>
          <table:table-cell/>
          <table:table-cell table:formula="of:=TRIMMEAN([.B24:.K24]; 0.2)" office:value-type="float" office:value="269.0466846895" calcext:value-type="float">
            <text:p>269,0466846895</text:p>
          </table:table-cell>
        </table:table-row>
        <table:table-row table:style-name="ro1">
          <table:table-cell office:value-type="string" calcext:value-type="string">
            <text:p>201606_BolsaFamiliaFolhaPagamento.csv</text:p>
          </table:table-cell>
          <table:table-cell office:value-type="float" office:value="267.895663868" calcext:value-type="float">
            <text:p>267,895663868</text:p>
          </table:table-cell>
          <table:table-cell office:value-type="float" office:value="269.805111044" calcext:value-type="float">
            <text:p>269,805111044</text:p>
          </table:table-cell>
          <table:table-cell office:value-type="float" office:value="272.265950834" calcext:value-type="float">
            <text:p>272,265950834</text:p>
          </table:table-cell>
          <table:table-cell office:value-type="float" office:value="246.8080395" calcext:value-type="float">
            <text:p>246,8080395</text:p>
          </table:table-cell>
          <table:table-cell office:value-type="float" office:value="274.033690202" calcext:value-type="float">
            <text:p>274,033690202</text:p>
          </table:table-cell>
          <table:table-cell office:value-type="float" office:value="250.220607855" calcext:value-type="float">
            <text:p>250,220607855</text:p>
          </table:table-cell>
          <table:table-cell office:value-type="float" office:value="264.527829201" calcext:value-type="float">
            <text:p>264,527829201</text:p>
          </table:table-cell>
          <table:table-cell office:value-type="float" office:value="281.57106624" calcext:value-type="float">
            <text:p>281,57106624</text:p>
          </table:table-cell>
          <table:table-cell office:value-type="float" office:value="268.354461229" calcext:value-type="float">
            <text:p>268,354461229</text:p>
          </table:table-cell>
          <table:table-cell office:value-type="float" office:value="276.401010715" calcext:value-type="float">
            <text:p>276,401010715</text:p>
          </table:table-cell>
          <table:table-cell/>
          <table:table-cell table:formula="of:=TRIMMEAN([.B25:.K25]; 0.2)" office:value-type="float" office:value="267.9380406185" calcext:value-type="float">
            <text:p>267,9380406185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Soma</text:p>
          </table:table-cell>
          <table:table-cell table:formula="of:=SUM([.M2:.M25])" office:value-type="float" office:value="6292.684868085" calcext:value-type="float">
            <text:p>6292,684868085</text:p>
          </table:table-cell>
        </table:table-row>
      </table:table>
      <table:table table:name="2CM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number-columns-repeated="2" table:default-cell-style-name="Default"/>
        <table:table-row table:style-name="ro1">
          <table:table-cell table:number-columns-repeated="12"/>
          <table:table-cell office:value-type="string" calcext:value-type="string">
            <text:p>Média</text:p>
          </table:table-cell>
        </table:table-row>
        <table:table-row table:style-name="ro1">
          <table:table-cell office:value-type="string" calcext:value-type="string">
            <text:p>201407_BolsaFamiliaFolhaPagamento.csv</text:p>
          </table:table-cell>
          <table:table-cell office:value-type="float" office:value="314.263279177" calcext:value-type="float">
            <text:p>314,263279177</text:p>
          </table:table-cell>
          <table:table-cell office:value-type="float" office:value="297.833657503" calcext:value-type="float">
            <text:p>297,833657503</text:p>
          </table:table-cell>
          <table:table-cell office:value-type="float" office:value="294.973954059" calcext:value-type="float">
            <text:p>294,973954059</text:p>
          </table:table-cell>
          <table:table-cell office:value-type="float" office:value="295.633430568" calcext:value-type="float">
            <text:p>295,633430568</text:p>
          </table:table-cell>
          <table:table-cell office:value-type="float" office:value="302.688494306" calcext:value-type="float">
            <text:p>302,688494306</text:p>
          </table:table-cell>
          <table:table-cell office:value-type="float" office:value="298.290685246" calcext:value-type="float">
            <text:p>298,290685246</text:p>
          </table:table-cell>
          <table:table-cell office:value-type="float" office:value="294.35101345" calcext:value-type="float">
            <text:p>294,35101345</text:p>
          </table:table-cell>
          <table:table-cell office:value-type="float" office:value="297.92685781" calcext:value-type="float">
            <text:p>297,92685781</text:p>
          </table:table-cell>
          <table:table-cell office:value-type="float" office:value="300.883761702" calcext:value-type="float">
            <text:p>300,883761702</text:p>
          </table:table-cell>
          <table:table-cell office:value-type="float" office:value="297.945686468" calcext:value-type="float">
            <text:p>297,945686468</text:p>
          </table:table-cell>
          <table:table-cell/>
          <table:table-cell table:formula="of:=TRIMMEAN([.B2:.K2]; 0.2)" office:value-type="float" office:value="298.27206595775" calcext:value-type="float">
            <text:p>298,2720659578</text:p>
          </table:table-cell>
        </table:table-row>
        <table:table-row table:style-name="ro1">
          <table:table-cell office:value-type="string" calcext:value-type="string">
            <text:p>201408_BolsaFamiliaFolhaPagamento.csv</text:p>
          </table:table-cell>
          <table:table-cell office:value-type="float" office:value="305.237814157" calcext:value-type="float">
            <text:p>305,237814157</text:p>
          </table:table-cell>
          <table:table-cell office:value-type="float" office:value="300.445399587" calcext:value-type="float">
            <text:p>300,445399587</text:p>
          </table:table-cell>
          <table:table-cell office:value-type="float" office:value="298.076135776" calcext:value-type="float">
            <text:p>298,076135776</text:p>
          </table:table-cell>
          <table:table-cell office:value-type="float" office:value="295.12826252" calcext:value-type="float">
            <text:p>295,12826252</text:p>
          </table:table-cell>
          <table:table-cell office:value-type="float" office:value="295.78686817" calcext:value-type="float">
            <text:p>295,78686817</text:p>
          </table:table-cell>
          <table:table-cell office:value-type="float" office:value="298.249358365" calcext:value-type="float">
            <text:p>298,249358365</text:p>
          </table:table-cell>
          <table:table-cell office:value-type="float" office:value="299.511731582" calcext:value-type="float">
            <text:p>299,511731582</text:p>
          </table:table-cell>
          <table:table-cell office:value-type="float" office:value="294.874672343" calcext:value-type="float">
            <text:p>294,874672343</text:p>
          </table:table-cell>
          <table:table-cell office:value-type="float" office:value="298.894470994" calcext:value-type="float">
            <text:p>298,894470994</text:p>
          </table:table-cell>
          <table:table-cell office:value-type="float" office:value="298.561546414" calcext:value-type="float">
            <text:p>298,561546414</text:p>
          </table:table-cell>
          <table:table-cell/>
          <table:table-cell table:formula="of:=TRIMMEAN([.B3:.K3]; 0.2)" office:value-type="float" office:value="298.081721676" calcext:value-type="float">
            <text:p>298,081721676</text:p>
          </table:table-cell>
        </table:table-row>
        <table:table-row table:style-name="ro1">
          <table:table-cell office:value-type="string" calcext:value-type="string">
            <text:p>201409_BolsaFamiliaFolhaPagamento.csv</text:p>
          </table:table-cell>
          <table:table-cell office:value-type="float" office:value="295.836425855" calcext:value-type="float">
            <text:p>295,836425855</text:p>
          </table:table-cell>
          <table:table-cell office:value-type="float" office:value="297.430664561" calcext:value-type="float">
            <text:p>297,430664561</text:p>
          </table:table-cell>
          <table:table-cell office:value-type="float" office:value="290.168826473" calcext:value-type="float">
            <text:p>290,168826473</text:p>
          </table:table-cell>
          <table:table-cell office:value-type="float" office:value="289.758790288" calcext:value-type="float">
            <text:p>289,758790288</text:p>
          </table:table-cell>
          <table:table-cell office:value-type="float" office:value="293.75883449" calcext:value-type="float">
            <text:p>293,75883449</text:p>
          </table:table-cell>
          <table:table-cell office:value-type="float" office:value="297.016368712" calcext:value-type="float">
            <text:p>297,016368712</text:p>
          </table:table-cell>
          <table:table-cell office:value-type="float" office:value="289.138813693" calcext:value-type="float">
            <text:p>289,138813693</text:p>
          </table:table-cell>
          <table:table-cell office:value-type="float" office:value="292.324590448" calcext:value-type="float">
            <text:p>292,324590448</text:p>
          </table:table-cell>
          <table:table-cell office:value-type="float" office:value="296.539398263" calcext:value-type="float">
            <text:p>296,539398263</text:p>
          </table:table-cell>
          <table:table-cell office:value-type="float" office:value="296.780456632" calcext:value-type="float">
            <text:p>296,780456632</text:p>
          </table:table-cell>
          <table:table-cell/>
          <table:table-cell table:formula="of:=TRIMMEAN([.B4:.K4]; 0.2)" office:value-type="float" office:value="294.022961395125" calcext:value-type="float">
            <text:p>294,0229613951</text:p>
          </table:table-cell>
        </table:table-row>
        <table:table-row table:style-name="ro1">
          <table:table-cell office:value-type="string" calcext:value-type="string">
            <text:p>201410_BolsaFamiliaFolhaPagamento.csv</text:p>
          </table:table-cell>
          <table:table-cell office:value-type="float" office:value="302.575153387" calcext:value-type="float">
            <text:p>302,575153387</text:p>
          </table:table-cell>
          <table:table-cell office:value-type="float" office:value="301.745557881" calcext:value-type="float">
            <text:p>301,745557881</text:p>
          </table:table-cell>
          <table:table-cell office:value-type="float" office:value="296.114489276" calcext:value-type="float">
            <text:p>296,114489276</text:p>
          </table:table-cell>
          <table:table-cell office:value-type="float" office:value="295.981309553" calcext:value-type="float">
            <text:p>295,981309553</text:p>
          </table:table-cell>
          <table:table-cell office:value-type="float" office:value="300.92151952" calcext:value-type="float">
            <text:p>300,92151952</text:p>
          </table:table-cell>
          <table:table-cell office:value-type="float" office:value="303.559021278" calcext:value-type="float">
            <text:p>303,559021278</text:p>
          </table:table-cell>
          <table:table-cell office:value-type="float" office:value="294.476758662" calcext:value-type="float">
            <text:p>294,476758662</text:p>
          </table:table-cell>
          <table:table-cell office:value-type="float" office:value="299.81825676" calcext:value-type="float">
            <text:p>299,81825676</text:p>
          </table:table-cell>
          <table:table-cell office:value-type="float" office:value="305.460554457" calcext:value-type="float">
            <text:p>305,460554457</text:p>
          </table:table-cell>
          <table:table-cell office:value-type="float" office:value="301.016344491" calcext:value-type="float">
            <text:p>301,016344491</text:p>
          </table:table-cell>
          <table:table-cell/>
          <table:table-cell table:formula="of:=TRIMMEAN([.B5:.K5]; 0.2)" office:value-type="float" office:value="300.21645651825" calcext:value-type="float">
            <text:p>300,2164565183</text:p>
          </table:table-cell>
        </table:table-row>
        <table:table-row table:style-name="ro1">
          <table:table-cell office:value-type="string" calcext:value-type="string">
            <text:p>201411_BolsaFamiliaFolhaPagamento.csv</text:p>
          </table:table-cell>
          <table:table-cell office:value-type="float" office:value="307.301441806" calcext:value-type="float">
            <text:p>307,301441806</text:p>
          </table:table-cell>
          <table:table-cell office:value-type="float" office:value="303.065250395" calcext:value-type="float">
            <text:p>303,065250395</text:p>
          </table:table-cell>
          <table:table-cell office:value-type="float" office:value="297.177119288" calcext:value-type="float">
            <text:p>297,177119288</text:p>
          </table:table-cell>
          <table:table-cell office:value-type="float" office:value="297.180914996" calcext:value-type="float">
            <text:p>297,180914996</text:p>
          </table:table-cell>
          <table:table-cell office:value-type="float" office:value="303.271074797" calcext:value-type="float">
            <text:p>303,271074797</text:p>
          </table:table-cell>
          <table:table-cell office:value-type="float" office:value="303.744606229" calcext:value-type="float">
            <text:p>303,744606229</text:p>
          </table:table-cell>
          <table:table-cell office:value-type="float" office:value="296.153844426" calcext:value-type="float">
            <text:p>296,153844426</text:p>
          </table:table-cell>
          <table:table-cell office:value-type="float" office:value="297.195551442" calcext:value-type="float">
            <text:p>297,195551442</text:p>
          </table:table-cell>
          <table:table-cell office:value-type="float" office:value="304.958321105" calcext:value-type="float">
            <text:p>304,958321105</text:p>
          </table:table-cell>
          <table:table-cell office:value-type="float" office:value="304.538862168" calcext:value-type="float">
            <text:p>304,538862168</text:p>
          </table:table-cell>
          <table:table-cell/>
          <table:table-cell table:formula="of:=TRIMMEAN([.B6:.K6]; 0.2)" office:value-type="float" office:value="301.3914625525" calcext:value-type="float">
            <text:p>301,3914625525</text:p>
          </table:table-cell>
        </table:table-row>
        <table:table-row table:style-name="ro1">
          <table:table-cell office:value-type="string" calcext:value-type="string">
            <text:p>201412_BolsaFamiliaFolhaPagamento.csv</text:p>
          </table:table-cell>
          <table:table-cell office:value-type="float" office:value="298.259396555" calcext:value-type="float">
            <text:p>298,259396555</text:p>
          </table:table-cell>
          <table:table-cell office:value-type="float" office:value="299.275913074" calcext:value-type="float">
            <text:p>299,275913074</text:p>
          </table:table-cell>
          <table:table-cell office:value-type="float" office:value="291.285476536" calcext:value-type="float">
            <text:p>291,285476536</text:p>
          </table:table-cell>
          <table:table-cell office:value-type="float" office:value="291.160268366" calcext:value-type="float">
            <text:p>291,160268366</text:p>
          </table:table-cell>
          <table:table-cell office:value-type="float" office:value="291.243171273" calcext:value-type="float">
            <text:p>291,243171273</text:p>
          </table:table-cell>
          <table:table-cell office:value-type="float" office:value="295.435523735" calcext:value-type="float">
            <text:p>295,435523735</text:p>
          </table:table-cell>
          <table:table-cell office:value-type="float" office:value="288.337962265" calcext:value-type="float">
            <text:p>288,337962265</text:p>
          </table:table-cell>
          <table:table-cell office:value-type="float" office:value="289.083823633" calcext:value-type="float">
            <text:p>289,083823633</text:p>
          </table:table-cell>
          <table:table-cell office:value-type="float" office:value="293.246138813" calcext:value-type="float">
            <text:p>293,246138813</text:p>
          </table:table-cell>
          <table:table-cell office:value-type="float" office:value="292.974331784" calcext:value-type="float">
            <text:p>292,974331784</text:p>
          </table:table-cell>
          <table:table-cell/>
          <table:table-cell table:formula="of:=TRIMMEAN([.B7:.K7]; 0.2)" office:value-type="float" office:value="292.836016336875" calcext:value-type="float">
            <text:p>292,8360163369</text:p>
          </table:table-cell>
        </table:table-row>
        <table:table-row table:style-name="ro1">
          <table:table-cell office:value-type="string" calcext:value-type="string">
            <text:p>201501_BolsaFamiliaFolhaPagamento.csv</text:p>
          </table:table-cell>
          <table:table-cell office:value-type="float" office:value="315.431180652" calcext:value-type="float">
            <text:p>315,431180652</text:p>
          </table:table-cell>
          <table:table-cell office:value-type="float" office:value="321.81057629" calcext:value-type="float">
            <text:p>321,81057629</text:p>
          </table:table-cell>
          <table:table-cell office:value-type="float" office:value="306.350753741" calcext:value-type="float">
            <text:p>306,350753741</text:p>
          </table:table-cell>
          <table:table-cell office:value-type="float" office:value="306.624876755" calcext:value-type="float">
            <text:p>306,624876755</text:p>
          </table:table-cell>
          <table:table-cell office:value-type="float" office:value="312.279477895" calcext:value-type="float">
            <text:p>312,279477895</text:p>
          </table:table-cell>
          <table:table-cell office:value-type="float" office:value="316.090275584" calcext:value-type="float">
            <text:p>316,090275584</text:p>
          </table:table-cell>
          <table:table-cell office:value-type="float" office:value="305.707081775" calcext:value-type="float">
            <text:p>305,707081775</text:p>
          </table:table-cell>
          <table:table-cell office:value-type="float" office:value="307.627456552" calcext:value-type="float">
            <text:p>307,627456552</text:p>
          </table:table-cell>
          <table:table-cell office:value-type="float" office:value="315.63339378" calcext:value-type="float">
            <text:p>315,63339378</text:p>
          </table:table-cell>
          <table:table-cell office:value-type="float" office:value="315.389691426" calcext:value-type="float">
            <text:p>315,389691426</text:p>
          </table:table-cell>
          <table:table-cell/>
          <table:table-cell table:formula="of:=TRIMMEAN([.B8:.K8]; 0.2)" office:value-type="float" office:value="311.928388298125" calcext:value-type="float">
            <text:p>311,9283882981</text:p>
          </table:table-cell>
        </table:table-row>
        <table:table-row table:style-name="ro1">
          <table:table-cell office:value-type="string" calcext:value-type="string">
            <text:p>201502_BolsaFamiliaFolhaPagamento.csv</text:p>
          </table:table-cell>
          <table:table-cell office:value-type="float" office:value="300.045421011" calcext:value-type="float">
            <text:p>300,045421011</text:p>
          </table:table-cell>
          <table:table-cell office:value-type="float" office:value="308.307346168" calcext:value-type="float">
            <text:p>308,307346168</text:p>
          </table:table-cell>
          <table:table-cell office:value-type="float" office:value="295.24780624" calcext:value-type="float">
            <text:p>295,24780624</text:p>
          </table:table-cell>
          <table:table-cell office:value-type="float" office:value="302.312149392" calcext:value-type="float">
            <text:p>302,312149392</text:p>
          </table:table-cell>
          <table:table-cell office:value-type="float" office:value="302.540328927" calcext:value-type="float">
            <text:p>302,540328927</text:p>
          </table:table-cell>
          <table:table-cell office:value-type="float" office:value="303.825105091" calcext:value-type="float">
            <text:p>303,825105091</text:p>
          </table:table-cell>
          <table:table-cell office:value-type="float" office:value="298.775046094" calcext:value-type="float">
            <text:p>298,775046094</text:p>
          </table:table-cell>
          <table:table-cell office:value-type="float" office:value="301.932710083" calcext:value-type="float">
            <text:p>301,932710083</text:p>
          </table:table-cell>
          <table:table-cell office:value-type="float" office:value="313.773930121" calcext:value-type="float">
            <text:p>313,773930121</text:p>
          </table:table-cell>
          <table:table-cell office:value-type="float" office:value="303.229635273" calcext:value-type="float">
            <text:p>303,229635273</text:p>
          </table:table-cell>
          <table:table-cell/>
          <table:table-cell table:formula="of:=TRIMMEAN([.B9:.K9]; 0.2)" office:value-type="float" office:value="302.620967754875" calcext:value-type="float">
            <text:p>302,6209677549</text:p>
          </table:table-cell>
        </table:table-row>
        <table:table-row table:style-name="ro1">
          <table:table-cell office:value-type="string" calcext:value-type="string">
            <text:p>201503_BolsaFamiliaFolhaPagamento.csv</text:p>
          </table:table-cell>
          <table:table-cell office:value-type="float" office:value="296.537881831" calcext:value-type="float">
            <text:p>296,537881831</text:p>
          </table:table-cell>
          <table:table-cell office:value-type="float" office:value="293.404590663" calcext:value-type="float">
            <text:p>293,404590663</text:p>
          </table:table-cell>
          <table:table-cell office:value-type="float" office:value="288.946998007" calcext:value-type="float">
            <text:p>288,946998007</text:p>
          </table:table-cell>
          <table:table-cell office:value-type="float" office:value="291.996412472" calcext:value-type="float">
            <text:p>291,996412472</text:p>
          </table:table-cell>
          <table:table-cell office:value-type="float" office:value="292.61981844" calcext:value-type="float">
            <text:p>292,61981844</text:p>
          </table:table-cell>
          <table:table-cell office:value-type="float" office:value="292.288362784" calcext:value-type="float">
            <text:p>292,288362784</text:p>
          </table:table-cell>
          <table:table-cell office:value-type="float" office:value="288.642910059" calcext:value-type="float">
            <text:p>288,642910059</text:p>
          </table:table-cell>
          <table:table-cell office:value-type="float" office:value="289.094719775" calcext:value-type="float">
            <text:p>289,094719775</text:p>
          </table:table-cell>
          <table:table-cell office:value-type="float" office:value="293.872908131" calcext:value-type="float">
            <text:p>293,872908131</text:p>
          </table:table-cell>
          <table:table-cell office:value-type="float" office:value="295.120375364" calcext:value-type="float">
            <text:p>295,120375364</text:p>
          </table:table-cell>
          <table:table-cell/>
          <table:table-cell table:formula="of:=TRIMMEAN([.B10:.K10]; 0.2)" office:value-type="float" office:value="292.1680232045" calcext:value-type="float">
            <text:p>292,1680232045</text:p>
          </table:table-cell>
        </table:table-row>
        <table:table-row table:style-name="ro1">
          <table:table-cell office:value-type="string" calcext:value-type="string">
            <text:p>201504_BolsaFamiliaFolhaPagamento.csv</text:p>
          </table:table-cell>
          <table:table-cell office:value-type="float" office:value="292.334916041" calcext:value-type="float">
            <text:p>292,334916041</text:p>
          </table:table-cell>
          <table:table-cell office:value-type="float" office:value="292.621790098" calcext:value-type="float">
            <text:p>292,621790098</text:p>
          </table:table-cell>
          <table:table-cell office:value-type="float" office:value="288.875485553" calcext:value-type="float">
            <text:p>288,875485553</text:p>
          </table:table-cell>
          <table:table-cell office:value-type="float" office:value="285.747413931" calcext:value-type="float">
            <text:p>285,747413931</text:p>
          </table:table-cell>
          <table:table-cell office:value-type="float" office:value="288.081610996" calcext:value-type="float">
            <text:p>288,081610996</text:p>
          </table:table-cell>
          <table:table-cell office:value-type="float" office:value="293.397481859" calcext:value-type="float">
            <text:p>293,397481859</text:p>
          </table:table-cell>
          <table:table-cell office:value-type="float" office:value="285.58007068" calcext:value-type="float">
            <text:p>285,58007068</text:p>
          </table:table-cell>
          <table:table-cell office:value-type="float" office:value="286.162005623" calcext:value-type="float">
            <text:p>286,162005623</text:p>
          </table:table-cell>
          <table:table-cell office:value-type="float" office:value="288.943554352" calcext:value-type="float">
            <text:p>288,943554352</text:p>
          </table:table-cell>
          <table:table-cell office:value-type="float" office:value="290.560916046" calcext:value-type="float">
            <text:p>290,560916046</text:p>
          </table:table-cell>
          <table:table-cell/>
          <table:table-cell table:formula="of:=TRIMMEAN([.B11:.K11]; 0.2)" office:value-type="float" office:value="289.16596158" calcext:value-type="float">
            <text:p>289,16596158</text:p>
          </table:table-cell>
        </table:table-row>
        <table:table-row table:style-name="ro1">
          <table:table-cell office:value-type="string" calcext:value-type="string">
            <text:p>201505_BolsaFamiliaFolhaPagamento.csv</text:p>
          </table:table-cell>
          <table:table-cell office:value-type="float" office:value="290.74759564" calcext:value-type="float">
            <text:p>290,74759564</text:p>
          </table:table-cell>
          <table:table-cell office:value-type="float" office:value="304.463239803" calcext:value-type="float">
            <text:p>304,463239803</text:p>
          </table:table-cell>
          <table:table-cell office:value-type="float" office:value="286.259517361" calcext:value-type="float">
            <text:p>286,259517361</text:p>
          </table:table-cell>
          <table:table-cell office:value-type="float" office:value="292.846114963" calcext:value-type="float">
            <text:p>292,846114963</text:p>
          </table:table-cell>
          <table:table-cell office:value-type="float" office:value="292.618080816" calcext:value-type="float">
            <text:p>292,618080816</text:p>
          </table:table-cell>
          <table:table-cell office:value-type="float" office:value="306.129955482" calcext:value-type="float">
            <text:p>306,129955482</text:p>
          </table:table-cell>
          <table:table-cell office:value-type="float" office:value="287.719965759" calcext:value-type="float">
            <text:p>287,719965759</text:p>
          </table:table-cell>
          <table:table-cell office:value-type="float" office:value="290.31671841" calcext:value-type="float">
            <text:p>290,31671841</text:p>
          </table:table-cell>
          <table:table-cell office:value-type="float" office:value="293.379840651" calcext:value-type="float">
            <text:p>293,379840651</text:p>
          </table:table-cell>
          <table:table-cell office:value-type="float" office:value="298.486434905" calcext:value-type="float">
            <text:p>298,486434905</text:p>
          </table:table-cell>
          <table:table-cell/>
          <table:table-cell table:formula="of:=TRIMMEAN([.B12:.K12]; 0.2)" office:value-type="float" office:value="293.822248868375" calcext:value-type="float">
            <text:p>293,8222488684</text:p>
          </table:table-cell>
        </table:table-row>
        <table:table-row table:style-name="ro1">
          <table:table-cell office:value-type="string" calcext:value-type="string">
            <text:p>201506_BolsaFamiliaFolhaPagamento.csv</text:p>
          </table:table-cell>
          <table:table-cell office:value-type="float" office:value="293.690436962" calcext:value-type="float">
            <text:p>293,690436962</text:p>
          </table:table-cell>
          <table:table-cell office:value-type="float" office:value="293.303937776" calcext:value-type="float">
            <text:p>293,303937776</text:p>
          </table:table-cell>
          <table:table-cell office:value-type="float" office:value="293.865516086" calcext:value-type="float">
            <text:p>293,865516086</text:p>
          </table:table-cell>
          <table:table-cell office:value-type="float" office:value="287.730942193" calcext:value-type="float">
            <text:p>287,730942193</text:p>
          </table:table-cell>
          <table:table-cell office:value-type="float" office:value="293.537396883" calcext:value-type="float">
            <text:p>293,537396883</text:p>
          </table:table-cell>
          <table:table-cell office:value-type="float" office:value="292.502181732" calcext:value-type="float">
            <text:p>292,502181732</text:p>
          </table:table-cell>
          <table:table-cell office:value-type="float" office:value="291.860757447" calcext:value-type="float">
            <text:p>291,860757447</text:p>
          </table:table-cell>
          <table:table-cell office:value-type="float" office:value="291.554287254" calcext:value-type="float">
            <text:p>291,554287254</text:p>
          </table:table-cell>
          <table:table-cell office:value-type="float" office:value="288.756582182" calcext:value-type="float">
            <text:p>288,756582182</text:p>
          </table:table-cell>
          <table:table-cell office:value-type="float" office:value="291.913556868" calcext:value-type="float">
            <text:p>291,913556868</text:p>
          </table:table-cell>
          <table:table-cell/>
          <table:table-cell table:formula="of:=TRIMMEAN([.B13:.K13]; 0.2)" office:value-type="float" office:value="292.139892138" calcext:value-type="float">
            <text:p>292,139892138</text:p>
          </table:table-cell>
        </table:table-row>
        <table:table-row table:style-name="ro1">
          <table:table-cell office:value-type="string" calcext:value-type="string">
            <text:p>201507_BolsaFamiliaFolhaPagamento.csv</text:p>
          </table:table-cell>
          <table:table-cell office:value-type="float" office:value="311.210783484" calcext:value-type="float">
            <text:p>311,210783484</text:p>
          </table:table-cell>
          <table:table-cell office:value-type="float" office:value="315.817525098" calcext:value-type="float">
            <text:p>315,817525098</text:p>
          </table:table-cell>
          <table:table-cell office:value-type="float" office:value="313.70396038" calcext:value-type="float">
            <text:p>313,70396038</text:p>
          </table:table-cell>
          <table:table-cell office:value-type="float" office:value="304.774927992" calcext:value-type="float">
            <text:p>304,774927992</text:p>
          </table:table-cell>
          <table:table-cell office:value-type="float" office:value="307.334891569" calcext:value-type="float">
            <text:p>307,334891569</text:p>
          </table:table-cell>
          <table:table-cell office:value-type="float" office:value="316.568604635" calcext:value-type="float">
            <text:p>316,568604635</text:p>
          </table:table-cell>
          <table:table-cell office:value-type="float" office:value="304.118583868" calcext:value-type="float">
            <text:p>304,118583868</text:p>
          </table:table-cell>
          <table:table-cell office:value-type="float" office:value="308.509720845" calcext:value-type="float">
            <text:p>308,509720845</text:p>
          </table:table-cell>
          <table:table-cell office:value-type="float" office:value="312.537883181" calcext:value-type="float">
            <text:p>312,537883181</text:p>
          </table:table-cell>
          <table:table-cell office:value-type="float" office:value="317.597905833" calcext:value-type="float">
            <text:p>317,597905833</text:p>
          </table:table-cell>
          <table:table-cell/>
          <table:table-cell table:formula="of:=TRIMMEAN([.B14:.K14]; 0.2)" office:value-type="float" office:value="311.307287148" calcext:value-type="float">
            <text:p>311,307287148</text:p>
          </table:table-cell>
        </table:table-row>
        <table:table-row table:style-name="ro1">
          <table:table-cell office:value-type="string" calcext:value-type="string">
            <text:p>201508_BolsaFamiliaFolhaPagamento.csv</text:p>
          </table:table-cell>
          <table:table-cell office:value-type="float" office:value="293.392529928" calcext:value-type="float">
            <text:p>293,392529928</text:p>
          </table:table-cell>
          <table:table-cell office:value-type="float" office:value="293.802305231" calcext:value-type="float">
            <text:p>293,802305231</text:p>
          </table:table-cell>
          <table:table-cell office:value-type="float" office:value="292.73544533" calcext:value-type="float">
            <text:p>292,73544533</text:p>
          </table:table-cell>
          <table:table-cell office:value-type="float" office:value="288.497854147" calcext:value-type="float">
            <text:p>288,497854147</text:p>
          </table:table-cell>
          <table:table-cell office:value-type="float" office:value="292.873712266" calcext:value-type="float">
            <text:p>292,873712266</text:p>
          </table:table-cell>
          <table:table-cell office:value-type="float" office:value="296.425414574" calcext:value-type="float">
            <text:p>296,425414574</text:p>
          </table:table-cell>
          <table:table-cell office:value-type="float" office:value="286.299932155" calcext:value-type="float">
            <text:p>286,299932155</text:p>
          </table:table-cell>
          <table:table-cell office:value-type="float" office:value="290.130880342" calcext:value-type="float">
            <text:p>290,130880342</text:p>
          </table:table-cell>
          <table:table-cell office:value-type="float" office:value="290.545664019" calcext:value-type="float">
            <text:p>290,545664019</text:p>
          </table:table-cell>
          <table:table-cell office:value-type="float" office:value="297.261378539" calcext:value-type="float">
            <text:p>297,261378539</text:p>
          </table:table-cell>
          <table:table-cell/>
          <table:table-cell table:formula="of:=TRIMMEAN([.B15:.K15]; 0.2)" office:value-type="float" office:value="292.300475729625" calcext:value-type="float">
            <text:p>292,3004757296</text:p>
          </table:table-cell>
        </table:table-row>
        <table:table-row table:style-name="ro1">
          <table:table-cell office:value-type="string" calcext:value-type="string">
            <text:p>201509_BolsaFamiliaFolhaPagamento.csv</text:p>
          </table:table-cell>
          <table:table-cell office:value-type="float" office:value="294.846157726" calcext:value-type="float">
            <text:p>294,846157726</text:p>
          </table:table-cell>
          <table:table-cell office:value-type="float" office:value="295.063152678" calcext:value-type="float">
            <text:p>295,063152678</text:p>
          </table:table-cell>
          <table:table-cell office:value-type="float" office:value="291.116480776" calcext:value-type="float">
            <text:p>291,116480776</text:p>
          </table:table-cell>
          <table:table-cell office:value-type="float" office:value="290.181185021" calcext:value-type="float">
            <text:p>290,181185021</text:p>
          </table:table-cell>
          <table:table-cell office:value-type="float" office:value="299.09391689" calcext:value-type="float">
            <text:p>299,09391689</text:p>
          </table:table-cell>
          <table:table-cell office:value-type="float" office:value="307.955804197" calcext:value-type="float">
            <text:p>307,955804197</text:p>
          </table:table-cell>
          <table:table-cell office:value-type="float" office:value="289.494169082" calcext:value-type="float">
            <text:p>289,494169082</text:p>
          </table:table-cell>
          <table:table-cell office:value-type="float" office:value="292.726174322" calcext:value-type="float">
            <text:p>292,726174322</text:p>
          </table:table-cell>
          <table:table-cell office:value-type="float" office:value="295.794522711" calcext:value-type="float">
            <text:p>295,794522711</text:p>
          </table:table-cell>
          <table:table-cell office:value-type="float" office:value="301.179214229" calcext:value-type="float">
            <text:p>301,179214229</text:p>
          </table:table-cell>
          <table:table-cell/>
          <table:table-cell table:formula="of:=TRIMMEAN([.B16:.K16]; 0.2)" office:value-type="float" office:value="295.000100544125" calcext:value-type="float">
            <text:p>295,0001005441</text:p>
          </table:table-cell>
        </table:table-row>
        <table:table-row table:style-name="ro1">
          <table:table-cell office:value-type="string" calcext:value-type="string">
            <text:p>201510_BolsaFamiliaFolhaPagamento.csv</text:p>
          </table:table-cell>
          <table:table-cell office:value-type="float" office:value="299.891357801" calcext:value-type="float">
            <text:p>299,891357801</text:p>
          </table:table-cell>
          <table:table-cell office:value-type="float" office:value="302.101943466" calcext:value-type="float">
            <text:p>302,101943466</text:p>
          </table:table-cell>
          <table:table-cell office:value-type="float" office:value="303.163253993" calcext:value-type="float">
            <text:p>303,163253993</text:p>
          </table:table-cell>
          <table:table-cell office:value-type="float" office:value="297.478985496" calcext:value-type="float">
            <text:p>297,478985496</text:p>
          </table:table-cell>
          <table:table-cell office:value-type="float" office:value="300.862214566" calcext:value-type="float">
            <text:p>300,862214566</text:p>
          </table:table-cell>
          <table:table-cell office:value-type="float" office:value="304.084985934" calcext:value-type="float">
            <text:p>304,084985934</text:p>
          </table:table-cell>
          <table:table-cell office:value-type="float" office:value="294.308192225" calcext:value-type="float">
            <text:p>294,308192225</text:p>
          </table:table-cell>
          <table:table-cell office:value-type="float" office:value="300.892813243" calcext:value-type="float">
            <text:p>300,892813243</text:p>
          </table:table-cell>
          <table:table-cell office:value-type="float" office:value="299.419584707" calcext:value-type="float">
            <text:p>299,419584707</text:p>
          </table:table-cell>
          <table:table-cell office:value-type="float" office:value="306.716915776" calcext:value-type="float">
            <text:p>306,716915776</text:p>
          </table:table-cell>
          <table:table-cell/>
          <table:table-cell table:formula="of:=TRIMMEAN([.B17:.K17]; 0.2)" office:value-type="float" office:value="300.98689240075" calcext:value-type="float">
            <text:p>300,9868924008</text:p>
          </table:table-cell>
        </table:table-row>
        <table:table-row table:style-name="ro1">
          <table:table-cell office:value-type="string" calcext:value-type="string">
            <text:p>201511_BolsaFamiliaFolhaPagamento.csv</text:p>
          </table:table-cell>
          <table:table-cell office:value-type="float" office:value="300.302204301" calcext:value-type="float">
            <text:p>300,302204301</text:p>
          </table:table-cell>
          <table:table-cell office:value-type="float" office:value="302.236224804" calcext:value-type="float">
            <text:p>302,236224804</text:p>
          </table:table-cell>
          <table:table-cell office:value-type="float" office:value="295.818712142" calcext:value-type="float">
            <text:p>295,818712142</text:p>
          </table:table-cell>
          <table:table-cell office:value-type="float" office:value="292.218287655" calcext:value-type="float">
            <text:p>292,218287655</text:p>
          </table:table-cell>
          <table:table-cell office:value-type="float" office:value="295.768387515" calcext:value-type="float">
            <text:p>295,768387515</text:p>
          </table:table-cell>
          <table:table-cell office:value-type="float" office:value="303.546360715" calcext:value-type="float">
            <text:p>303,546360715</text:p>
          </table:table-cell>
          <table:table-cell office:value-type="float" office:value="293.716363573" calcext:value-type="float">
            <text:p>293,716363573</text:p>
          </table:table-cell>
          <table:table-cell office:value-type="float" office:value="296.76320838" calcext:value-type="float">
            <text:p>296,76320838</text:p>
          </table:table-cell>
          <table:table-cell office:value-type="float" office:value="295.211142114" calcext:value-type="float">
            <text:p>295,211142114</text:p>
          </table:table-cell>
          <table:table-cell office:value-type="float" office:value="300.023384535" calcext:value-type="float">
            <text:p>300,023384535</text:p>
          </table:table-cell>
          <table:table-cell/>
          <table:table-cell table:formula="of:=TRIMMEAN([.B18:.K18]; 0.2)" office:value-type="float" office:value="297.4799534205" calcext:value-type="float">
            <text:p>297,4799534205</text:p>
          </table:table-cell>
        </table:table-row>
        <table:table-row table:style-name="ro1">
          <table:table-cell office:value-type="string" calcext:value-type="string">
            <text:p>201512_BolsaFamiliaFolhaPagamento.csv</text:p>
          </table:table-cell>
          <table:table-cell office:value-type="float" office:value="299.422905629" calcext:value-type="float">
            <text:p>299,422905629</text:p>
          </table:table-cell>
          <table:table-cell office:value-type="float" office:value="306.224597645" calcext:value-type="float">
            <text:p>306,224597645</text:p>
          </table:table-cell>
          <table:table-cell office:value-type="float" office:value="304.0901333" calcext:value-type="float">
            <text:p>304,0901333</text:p>
          </table:table-cell>
          <table:table-cell office:value-type="float" office:value="296.491688132" calcext:value-type="float">
            <text:p>296,491688132</text:p>
          </table:table-cell>
          <table:table-cell office:value-type="float" office:value="300.232338602" calcext:value-type="float">
            <text:p>300,232338602</text:p>
          </table:table-cell>
          <table:table-cell office:value-type="float" office:value="305.546859487" calcext:value-type="float">
            <text:p>305,546859487</text:p>
          </table:table-cell>
          <table:table-cell office:value-type="float" office:value="298.107732021" calcext:value-type="float">
            <text:p>298,107732021</text:p>
          </table:table-cell>
          <table:table-cell office:value-type="float" office:value="300.205951788" calcext:value-type="float">
            <text:p>300,205951788</text:p>
          </table:table-cell>
          <table:table-cell office:value-type="float" office:value="300.543756477" calcext:value-type="float">
            <text:p>300,543756477</text:p>
          </table:table-cell>
          <table:table-cell office:value-type="float" office:value="305.215361094" calcext:value-type="float">
            <text:p>305,215361094</text:p>
          </table:table-cell>
          <table:table-cell/>
          <table:table-cell table:formula="of:=TRIMMEAN([.B19:.K19]; 0.2)" office:value-type="float" office:value="301.67062979975" calcext:value-type="float">
            <text:p>301,6706297998</text:p>
          </table:table-cell>
        </table:table-row>
        <table:table-row table:style-name="ro1">
          <table:table-cell office:value-type="string" calcext:value-type="string">
            <text:p>201601_BolsaFamiliaFolhaPagamento.csv</text:p>
          </table:table-cell>
          <table:table-cell office:value-type="float" office:value="308.633522547" calcext:value-type="float">
            <text:p>308,633522547</text:p>
          </table:table-cell>
          <table:table-cell office:value-type="float" office:value="316.471638556" calcext:value-type="float">
            <text:p>316,471638556</text:p>
          </table:table-cell>
          <table:table-cell office:value-type="float" office:value="306.612182419" calcext:value-type="float">
            <text:p>306,612182419</text:p>
          </table:table-cell>
          <table:table-cell office:value-type="float" office:value="311.394205921" calcext:value-type="float">
            <text:p>311,394205921</text:p>
          </table:table-cell>
          <table:table-cell office:value-type="float" office:value="319.701609884" calcext:value-type="float">
            <text:p>319,701609884</text:p>
          </table:table-cell>
          <table:table-cell office:value-type="float" office:value="327.261976082" calcext:value-type="float">
            <text:p>327,261976082</text:p>
          </table:table-cell>
          <table:table-cell office:value-type="float" office:value="309.306694528" calcext:value-type="float">
            <text:p>309,306694528</text:p>
          </table:table-cell>
          <table:table-cell office:value-type="float" office:value="311.507110913" calcext:value-type="float">
            <text:p>311,507110913</text:p>
          </table:table-cell>
          <table:table-cell office:value-type="float" office:value="314.678047174" calcext:value-type="float">
            <text:p>314,678047174</text:p>
          </table:table-cell>
          <table:table-cell office:value-type="float" office:value="316.989423887" calcext:value-type="float">
            <text:p>316,989423887</text:p>
          </table:table-cell>
          <table:table-cell/>
          <table:table-cell table:formula="of:=TRIMMEAN([.B20:.K20]; 0.2)" office:value-type="float" office:value="313.58528167625" calcext:value-type="float">
            <text:p>313,5852816763</text:p>
          </table:table-cell>
        </table:table-row>
        <table:table-row table:style-name="ro1">
          <table:table-cell office:value-type="string" calcext:value-type="string">
            <text:p>201602_BolsaFamiliaFolhaPagamento.csv</text:p>
          </table:table-cell>
          <table:table-cell office:value-type="float" office:value="298.84796823" calcext:value-type="float">
            <text:p>298,84796823</text:p>
          </table:table-cell>
          <table:table-cell office:value-type="float" office:value="311.685564046" calcext:value-type="float">
            <text:p>311,685564046</text:p>
          </table:table-cell>
          <table:table-cell office:value-type="float" office:value="296.109370984" calcext:value-type="float">
            <text:p>296,109370984</text:p>
          </table:table-cell>
          <table:table-cell office:value-type="float" office:value="297.239552864" calcext:value-type="float">
            <text:p>297,239552864</text:p>
          </table:table-cell>
          <table:table-cell office:value-type="float" office:value="301.861570207" calcext:value-type="float">
            <text:p>301,861570207</text:p>
          </table:table-cell>
          <table:table-cell office:value-type="float" office:value="315.006139888" calcext:value-type="float">
            <text:p>315,006139888</text:p>
          </table:table-cell>
          <table:table-cell office:value-type="float" office:value="295.669656111" calcext:value-type="float">
            <text:p>295,669656111</text:p>
          </table:table-cell>
          <table:table-cell office:value-type="float" office:value="300.269133055" calcext:value-type="float">
            <text:p>300,269133055</text:p>
          </table:table-cell>
          <table:table-cell office:value-type="float" office:value="305.979673526" calcext:value-type="float">
            <text:p>305,979673526</text:p>
          </table:table-cell>
          <table:table-cell office:value-type="float" office:value="303.945756567" calcext:value-type="float">
            <text:p>303,945756567</text:p>
          </table:table-cell>
          <table:table-cell/>
          <table:table-cell table:formula="of:=TRIMMEAN([.B21:.K21]; 0.2)" office:value-type="float" office:value="301.992323684875" calcext:value-type="float">
            <text:p>301,9923236849</text:p>
          </table:table-cell>
        </table:table-row>
        <table:table-row table:style-name="ro1">
          <table:table-cell office:value-type="string" calcext:value-type="string">
            <text:p>201603_BolsaFamiliaFolhaPagamento.csv</text:p>
          </table:table-cell>
          <table:table-cell office:value-type="float" office:value="294.491668691" calcext:value-type="float">
            <text:p>294,491668691</text:p>
          </table:table-cell>
          <table:table-cell office:value-type="float" office:value="290.963467856" calcext:value-type="float">
            <text:p>290,963467856</text:p>
          </table:table-cell>
          <table:table-cell office:value-type="float" office:value="293.782529009" calcext:value-type="float">
            <text:p>293,782529009</text:p>
          </table:table-cell>
          <table:table-cell office:value-type="float" office:value="295.038409734" calcext:value-type="float">
            <text:p>295,038409734</text:p>
          </table:table-cell>
          <table:table-cell office:value-type="float" office:value="300.942761002" calcext:value-type="float">
            <text:p>300,942761002</text:p>
          </table:table-cell>
          <table:table-cell office:value-type="float" office:value="301.67435031" calcext:value-type="float">
            <text:p>301,67435031</text:p>
          </table:table-cell>
          <table:table-cell office:value-type="float" office:value="294.162904461" calcext:value-type="float">
            <text:p>294,162904461</text:p>
          </table:table-cell>
          <table:table-cell office:value-type="float" office:value="291.393324647" calcext:value-type="float">
            <text:p>291,393324647</text:p>
          </table:table-cell>
          <table:table-cell office:value-type="float" office:value="295.76246364" calcext:value-type="float">
            <text:p>295,76246364</text:p>
          </table:table-cell>
          <table:table-cell office:value-type="float" office:value="291.635218056" calcext:value-type="float">
            <text:p>291,635218056</text:p>
          </table:table-cell>
          <table:table-cell/>
          <table:table-cell table:formula="of:=TRIMMEAN([.B22:.K22]; 0.2)" office:value-type="float" office:value="294.651159905" calcext:value-type="float">
            <text:p>294,651159905</text:p>
          </table:table-cell>
        </table:table-row>
        <table:table-row table:style-name="ro1">
          <table:table-cell office:value-type="string" calcext:value-type="string">
            <text:p>201604_BolsaFamiliaFolhaPagamento.csv</text:p>
          </table:table-cell>
          <table:table-cell office:value-type="float" office:value="292.585217391" calcext:value-type="float">
            <text:p>292,585217391</text:p>
          </table:table-cell>
          <table:table-cell office:value-type="float" office:value="283.878197481" calcext:value-type="float">
            <text:p>283,878197481</text:p>
          </table:table-cell>
          <table:table-cell office:value-type="float" office:value="292.991627344" calcext:value-type="float">
            <text:p>292,991627344</text:p>
          </table:table-cell>
          <table:table-cell office:value-type="float" office:value="286.596702398" calcext:value-type="float">
            <text:p>286,596702398</text:p>
          </table:table-cell>
          <table:table-cell office:value-type="float" office:value="289.937564099" calcext:value-type="float">
            <text:p>289,937564099</text:p>
          </table:table-cell>
          <table:table-cell office:value-type="float" office:value="286.874418715" calcext:value-type="float">
            <text:p>286,874418715</text:p>
          </table:table-cell>
          <table:table-cell office:value-type="float" office:value="284.621196914" calcext:value-type="float">
            <text:p>284,621196914</text:p>
          </table:table-cell>
          <table:table-cell office:value-type="float" office:value="289.030376333" calcext:value-type="float">
            <text:p>289,030376333</text:p>
          </table:table-cell>
          <table:table-cell office:value-type="float" office:value="291.410311414" calcext:value-type="float">
            <text:p>291,410311414</text:p>
          </table:table-cell>
          <table:table-cell office:value-type="float" office:value="291.346370365" calcext:value-type="float">
            <text:p>291,346370365</text:p>
          </table:table-cell>
          <table:table-cell/>
          <table:table-cell table:formula="of:=TRIMMEAN([.B23:.K23]; 0.2)" office:value-type="float" office:value="289.050269703625" calcext:value-type="float">
            <text:p>289,0502697036</text:p>
          </table:table-cell>
        </table:table-row>
        <table:table-row table:style-name="ro1">
          <table:table-cell office:value-type="string" calcext:value-type="string">
            <text:p>201605_BolsaFamiliaFolhaPagamento.csv</text:p>
          </table:table-cell>
          <table:table-cell office:value-type="float" office:value="290.00627876" calcext:value-type="float">
            <text:p>290,00627876</text:p>
          </table:table-cell>
          <table:table-cell office:value-type="float" office:value="297.4714431" calcext:value-type="float">
            <text:p>297,4714431</text:p>
          </table:table-cell>
          <table:table-cell office:value-type="float" office:value="290.38731133" calcext:value-type="float">
            <text:p>290,38731133</text:p>
          </table:table-cell>
          <table:table-cell office:value-type="float" office:value="290.350522313" calcext:value-type="float">
            <text:p>290,350522313</text:p>
          </table:table-cell>
          <table:table-cell office:value-type="float" office:value="295.552450684" calcext:value-type="float">
            <text:p>295,552450684</text:p>
          </table:table-cell>
          <table:table-cell office:value-type="float" office:value="303.740832025" calcext:value-type="float">
            <text:p>303,740832025</text:p>
          </table:table-cell>
          <table:table-cell office:value-type="float" office:value="288.890499444" calcext:value-type="float">
            <text:p>288,890499444</text:p>
          </table:table-cell>
          <table:table-cell office:value-type="float" office:value="295.04883247" calcext:value-type="float">
            <text:p>295,04883247</text:p>
          </table:table-cell>
          <table:table-cell office:value-type="float" office:value="293.328893697" calcext:value-type="float">
            <text:p>293,328893697</text:p>
          </table:table-cell>
          <table:table-cell office:value-type="float" office:value="291.340701817" calcext:value-type="float">
            <text:p>291,340701817</text:p>
          </table:table-cell>
          <table:table-cell/>
          <table:table-cell table:formula="of:=TRIMMEAN([.B24:.K24]; 0.2)" office:value-type="float" office:value="292.935804271375" calcext:value-type="float">
            <text:p>292,9358042714</text:p>
          </table:table-cell>
        </table:table-row>
        <table:table-row table:style-name="ro1">
          <table:table-cell office:value-type="string" calcext:value-type="string">
            <text:p>201606_BolsaFamiliaFolhaPagamento.csv</text:p>
          </table:table-cell>
          <table:table-cell office:value-type="float" office:value="299.869085406" calcext:value-type="float">
            <text:p>299,869085406</text:p>
          </table:table-cell>
          <table:table-cell office:value-type="float" office:value="303.91638327" calcext:value-type="float">
            <text:p>303,91638327</text:p>
          </table:table-cell>
          <table:table-cell office:value-type="float" office:value="295.589862121" calcext:value-type="float">
            <text:p>295,589862121</text:p>
          </table:table-cell>
          <table:table-cell office:value-type="float" office:value="298.410513884" calcext:value-type="float">
            <text:p>298,410513884</text:p>
          </table:table-cell>
          <table:table-cell office:value-type="float" office:value="302.396421123" calcext:value-type="float">
            <text:p>302,396421123</text:p>
          </table:table-cell>
          <table:table-cell office:value-type="float" office:value="302.462536181" calcext:value-type="float">
            <text:p>302,462536181</text:p>
          </table:table-cell>
          <table:table-cell office:value-type="float" office:value="297.777777733" calcext:value-type="float">
            <text:p>297,777777733</text:p>
          </table:table-cell>
          <table:table-cell office:value-type="float" office:value="302.539204428" calcext:value-type="float">
            <text:p>302,539204428</text:p>
          </table:table-cell>
          <table:table-cell office:value-type="float" office:value="299.772983617" calcext:value-type="float">
            <text:p>299,772983617</text:p>
          </table:table-cell>
          <table:table-cell office:value-type="float" office:value="295.584653635" calcext:value-type="float">
            <text:p>295,584653635</text:p>
          </table:table-cell>
          <table:table-cell/>
          <table:table-cell table:formula="of:=TRIMMEAN([.B25:.K25]; 0.2)" office:value-type="float" office:value="299.852298061625" calcext:value-type="float">
            <text:p>299,8522980616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Soma</text:p>
          </table:table-cell>
          <table:table-cell table:formula="of:=SUM([.M2:.M25])" office:value-type="float" office:value="7157.47864262588" calcext:value-type="float">
            <text:p>7157,4786426259</text:p>
          </table:table-cell>
        </table:table-row>
      </table:table>
      <table:table table:name="4CM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number-columns-repeated="2" table:default-cell-style-name="Default"/>
        <table:table-row table:style-name="ro1">
          <table:table-cell table:number-columns-repeated="12"/>
          <table:table-cell office:value-type="string" calcext:value-type="string">
            <text:p>Média</text:p>
          </table:table-cell>
        </table:table-row>
        <table:table-row table:style-name="ro1">
          <table:table-cell office:value-type="string" calcext:value-type="string">
            <text:p>201407_BolsaFamiliaFolhaPagamento.csv</text:p>
          </table:table-cell>
          <table:table-cell office:value-type="float" office:value="275.05608515" calcext:value-type="float">
            <text:p>275,05608515</text:p>
          </table:table-cell>
          <table:table-cell office:value-type="float" office:value="273.057455242" calcext:value-type="float">
            <text:p>273,057455242</text:p>
          </table:table-cell>
          <table:table-cell office:value-type="float" office:value="275.419791625" calcext:value-type="float">
            <text:p>275,419791625</text:p>
          </table:table-cell>
          <table:table-cell office:value-type="float" office:value="273.13155537" calcext:value-type="float">
            <text:p>273,13155537</text:p>
          </table:table-cell>
          <table:table-cell office:value-type="float" office:value="275.801835192" calcext:value-type="float">
            <text:p>275,801835192</text:p>
          </table:table-cell>
          <table:table-cell office:value-type="float" office:value="275.602457872" calcext:value-type="float">
            <text:p>275,602457872</text:p>
          </table:table-cell>
          <table:table-cell office:value-type="float" office:value="270.181379577" calcext:value-type="float">
            <text:p>270,181379577</text:p>
          </table:table-cell>
          <table:table-cell office:value-type="float" office:value="269.615921126" calcext:value-type="float">
            <text:p>269,615921126</text:p>
          </table:table-cell>
          <table:table-cell office:value-type="float" office:value="270.681039714" calcext:value-type="float">
            <text:p>270,681039714</text:p>
          </table:table-cell>
          <table:table-cell office:value-type="float" office:value="276.905175556" calcext:value-type="float">
            <text:p>276,905175556</text:p>
          </table:table-cell>
          <table:table-cell/>
          <table:table-cell table:formula="of:=TRIMMEAN([.B2:.K2]; 0.2)" office:value-type="float" office:value="273.61644996775" calcext:value-type="float">
            <text:p>273,6164499678</text:p>
          </table:table-cell>
        </table:table-row>
        <table:table-row table:style-name="ro1">
          <table:table-cell office:value-type="string" calcext:value-type="string">
            <text:p>201408_BolsaFamiliaFolhaPagamento.csv</text:p>
          </table:table-cell>
          <table:table-cell office:value-type="float" office:value="263.849292602" calcext:value-type="float">
            <text:p>263,849292602</text:p>
          </table:table-cell>
          <table:table-cell office:value-type="float" office:value="269.908900429" calcext:value-type="float">
            <text:p>269,908900429</text:p>
          </table:table-cell>
          <table:table-cell office:value-type="float" office:value="264.586563789" calcext:value-type="float">
            <text:p>264,586563789</text:p>
          </table:table-cell>
          <table:table-cell office:value-type="float" office:value="271.142552805" calcext:value-type="float">
            <text:p>271,142552805</text:p>
          </table:table-cell>
          <table:table-cell office:value-type="float" office:value="275.637325597" calcext:value-type="float">
            <text:p>275,637325597</text:p>
          </table:table-cell>
          <table:table-cell office:value-type="float" office:value="266.048089652" calcext:value-type="float">
            <text:p>266,048089652</text:p>
          </table:table-cell>
          <table:table-cell office:value-type="float" office:value="265.473269685" calcext:value-type="float">
            <text:p>265,473269685</text:p>
          </table:table-cell>
          <table:table-cell office:value-type="float" office:value="266.443047945" calcext:value-type="float">
            <text:p>266,443047945</text:p>
          </table:table-cell>
          <table:table-cell office:value-type="float" office:value="274.130770046" calcext:value-type="float">
            <text:p>274,130770046</text:p>
          </table:table-cell>
          <table:table-cell office:value-type="float" office:value="265.734857292" calcext:value-type="float">
            <text:p>265,734857292</text:p>
          </table:table-cell>
          <table:table-cell/>
          <table:table-cell table:formula="of:=TRIMMEAN([.B3:.K3]; 0.2)" office:value-type="float" office:value="267.933506455375" calcext:value-type="float">
            <text:p>267,9335064554</text:p>
          </table:table-cell>
        </table:table-row>
        <table:table-row table:style-name="ro1">
          <table:table-cell office:value-type="string" calcext:value-type="string">
            <text:p>201409_BolsaFamiliaFolhaPagamento.csv</text:p>
          </table:table-cell>
          <table:table-cell office:value-type="float" office:value="264.239350954" calcext:value-type="float">
            <text:p>264,239350954</text:p>
          </table:table-cell>
          <table:table-cell office:value-type="float" office:value="263.77464076" calcext:value-type="float">
            <text:p>263,77464076</text:p>
          </table:table-cell>
          <table:table-cell office:value-type="float" office:value="266.901728942" calcext:value-type="float">
            <text:p>266,901728942</text:p>
          </table:table-cell>
          <table:table-cell office:value-type="float" office:value="271.282857754" calcext:value-type="float">
            <text:p>271,282857754</text:p>
          </table:table-cell>
          <table:table-cell office:value-type="float" office:value="267.320720949" calcext:value-type="float">
            <text:p>267,320720949</text:p>
          </table:table-cell>
          <table:table-cell office:value-type="float" office:value="265.041980049" calcext:value-type="float">
            <text:p>265,041980049</text:p>
          </table:table-cell>
          <table:table-cell office:value-type="float" office:value="263.32066794" calcext:value-type="float">
            <text:p>263,32066794</text:p>
          </table:table-cell>
          <table:table-cell office:value-type="float" office:value="269.105649298" calcext:value-type="float">
            <text:p>269,105649298</text:p>
          </table:table-cell>
          <table:table-cell office:value-type="float" office:value="264.329200678" calcext:value-type="float">
            <text:p>264,329200678</text:p>
          </table:table-cell>
          <table:table-cell office:value-type="float" office:value="271.205443896" calcext:value-type="float">
            <text:p>271,205443896</text:p>
          </table:table-cell>
          <table:table-cell/>
          <table:table-cell table:formula="of:=TRIMMEAN([.B4:.K4]; 0.2)" office:value-type="float" office:value="266.48983944075" calcext:value-type="float">
            <text:p>266,4898394408</text:p>
          </table:table-cell>
        </table:table-row>
        <table:table-row table:style-name="ro1">
          <table:table-cell office:value-type="string" calcext:value-type="string">
            <text:p>201410_BolsaFamiliaFolhaPagamento.csv</text:p>
          </table:table-cell>
          <table:table-cell office:value-type="float" office:value="267.537239775" calcext:value-type="float">
            <text:p>267,537239775</text:p>
          </table:table-cell>
          <table:table-cell office:value-type="float" office:value="269.174269666" calcext:value-type="float">
            <text:p>269,174269666</text:p>
          </table:table-cell>
          <table:table-cell office:value-type="float" office:value="269.898863632" calcext:value-type="float">
            <text:p>269,898863632</text:p>
          </table:table-cell>
          <table:table-cell office:value-type="float" office:value="270.166273201" calcext:value-type="float">
            <text:p>270,166273201</text:p>
          </table:table-cell>
          <table:table-cell office:value-type="float" office:value="269.044987966" calcext:value-type="float">
            <text:p>269,044987966</text:p>
          </table:table-cell>
          <table:table-cell office:value-type="float" office:value="275.654400313" calcext:value-type="float">
            <text:p>275,654400313</text:p>
          </table:table-cell>
          <table:table-cell office:value-type="float" office:value="274.341797503" calcext:value-type="float">
            <text:p>274,341797503</text:p>
          </table:table-cell>
          <table:table-cell office:value-type="float" office:value="266.599203733" calcext:value-type="float">
            <text:p>266,599203733</text:p>
          </table:table-cell>
          <table:table-cell office:value-type="float" office:value="274.638876106" calcext:value-type="float">
            <text:p>274,638876106</text:p>
          </table:table-cell>
          <table:table-cell office:value-type="float" office:value="272.089767381" calcext:value-type="float">
            <text:p>272,089767381</text:p>
          </table:table-cell>
          <table:table-cell/>
          <table:table-cell table:formula="of:=TRIMMEAN([.B5:.K5]; 0.2)" office:value-type="float" office:value="270.86150940375" calcext:value-type="float">
            <text:p>270,8615094038</text:p>
          </table:table-cell>
        </table:table-row>
        <table:table-row table:style-name="ro1">
          <table:table-cell office:value-type="string" calcext:value-type="string">
            <text:p>201411_BolsaFamiliaFolhaPagamento.csv</text:p>
          </table:table-cell>
          <table:table-cell office:value-type="float" office:value="262.846071942" calcext:value-type="float">
            <text:p>262,846071942</text:p>
          </table:table-cell>
          <table:table-cell office:value-type="float" office:value="271.495851432" calcext:value-type="float">
            <text:p>271,495851432</text:p>
          </table:table-cell>
          <table:table-cell office:value-type="float" office:value="271.654399274" calcext:value-type="float">
            <text:p>271,654399274</text:p>
          </table:table-cell>
          <table:table-cell office:value-type="float" office:value="271.685270249" calcext:value-type="float">
            <text:p>271,685270249</text:p>
          </table:table-cell>
          <table:table-cell office:value-type="float" office:value="267.889140318" calcext:value-type="float">
            <text:p>267,889140318</text:p>
          </table:table-cell>
          <table:table-cell office:value-type="float" office:value="271.015360195" calcext:value-type="float">
            <text:p>271,015360195</text:p>
          </table:table-cell>
          <table:table-cell office:value-type="float" office:value="267.898154219" calcext:value-type="float">
            <text:p>267,898154219</text:p>
          </table:table-cell>
          <table:table-cell office:value-type="float" office:value="267.81153813" calcext:value-type="float">
            <text:p>267,81153813</text:p>
          </table:table-cell>
          <table:table-cell office:value-type="float" office:value="265.653503853" calcext:value-type="float">
            <text:p>265,653503853</text:p>
          </table:table-cell>
          <table:table-cell office:value-type="float" office:value="272.164700053" calcext:value-type="float">
            <text:p>272,164700053</text:p>
          </table:table-cell>
          <table:table-cell/>
          <table:table-cell table:formula="of:=TRIMMEAN([.B6:.K6]; 0.2)" office:value-type="float" office:value="269.38790220875" calcext:value-type="float">
            <text:p>269,3879022088</text:p>
          </table:table-cell>
        </table:table-row>
        <table:table-row table:style-name="ro1">
          <table:table-cell office:value-type="string" calcext:value-type="string">
            <text:p>201412_BolsaFamiliaFolhaPagamento.csv</text:p>
          </table:table-cell>
          <table:table-cell office:value-type="float" office:value="263.030900805" calcext:value-type="float">
            <text:p>263,030900805</text:p>
          </table:table-cell>
          <table:table-cell office:value-type="float" office:value="266.85765592" calcext:value-type="float">
            <text:p>266,85765592</text:p>
          </table:table-cell>
          <table:table-cell office:value-type="float" office:value="262.107154608" calcext:value-type="float">
            <text:p>262,107154608</text:p>
          </table:table-cell>
          <table:table-cell office:value-type="float" office:value="270.44558858" calcext:value-type="float">
            <text:p>270,44558858</text:p>
          </table:table-cell>
          <table:table-cell office:value-type="float" office:value="271.731336578" calcext:value-type="float">
            <text:p>271,731336578</text:p>
          </table:table-cell>
          <table:table-cell office:value-type="float" office:value="267.669616029" calcext:value-type="float">
            <text:p>267,669616029</text:p>
          </table:table-cell>
          <table:table-cell office:value-type="float" office:value="261.369146537" calcext:value-type="float">
            <text:p>261,369146537</text:p>
          </table:table-cell>
          <table:table-cell office:value-type="float" office:value="262.993077206" calcext:value-type="float">
            <text:p>262,993077206</text:p>
          </table:table-cell>
          <table:table-cell office:value-type="float" office:value="270.245448275" calcext:value-type="float">
            <text:p>270,245448275</text:p>
          </table:table-cell>
          <table:table-cell office:value-type="float" office:value="265.720289191" calcext:value-type="float">
            <text:p>265,720289191</text:p>
          </table:table-cell>
          <table:table-cell/>
          <table:table-cell table:formula="of:=TRIMMEAN([.B7:.K7]; 0.2)" office:value-type="float" office:value="266.13371632675" calcext:value-type="float">
            <text:p>266,1337163268</text:p>
          </table:table-cell>
        </table:table-row>
        <table:table-row table:style-name="ro1">
          <table:table-cell office:value-type="string" calcext:value-type="string">
            <text:p>201501_BolsaFamiliaFolhaPagamento.csv</text:p>
          </table:table-cell>
          <table:table-cell office:value-type="float" office:value="272.348897078" calcext:value-type="float">
            <text:p>272,348897078</text:p>
          </table:table-cell>
          <table:table-cell office:value-type="float" office:value="271.338013106" calcext:value-type="float">
            <text:p>271,338013106</text:p>
          </table:table-cell>
          <table:table-cell office:value-type="float" office:value="268.756527692" calcext:value-type="float">
            <text:p>268,756527692</text:p>
          </table:table-cell>
          <table:table-cell office:value-type="float" office:value="276.433569916" calcext:value-type="float">
            <text:p>276,433569916</text:p>
          </table:table-cell>
          <table:table-cell office:value-type="float" office:value="269.856374314" calcext:value-type="float">
            <text:p>269,856374314</text:p>
          </table:table-cell>
          <table:table-cell office:value-type="float" office:value="271.235781959" calcext:value-type="float">
            <text:p>271,235781959</text:p>
          </table:table-cell>
          <table:table-cell office:value-type="float" office:value="275.693783192" calcext:value-type="float">
            <text:p>275,693783192</text:p>
          </table:table-cell>
          <table:table-cell office:value-type="float" office:value="272.427440708" calcext:value-type="float">
            <text:p>272,427440708</text:p>
          </table:table-cell>
          <table:table-cell office:value-type="float" office:value="273.994808193" calcext:value-type="float">
            <text:p>273,994808193</text:p>
          </table:table-cell>
          <table:table-cell office:value-type="float" office:value="275.81841122" calcext:value-type="float">
            <text:p>275,81841122</text:p>
          </table:table-cell>
          <table:table-cell/>
          <table:table-cell table:formula="of:=TRIMMEAN([.B8:.K8]; 0.2)" office:value-type="float" office:value="272.83918872125" calcext:value-type="float">
            <text:p>272,8391887213</text:p>
          </table:table-cell>
        </table:table-row>
        <table:table-row table:style-name="ro1">
          <table:table-cell office:value-type="string" calcext:value-type="string">
            <text:p>201502_BolsaFamiliaFolhaPagamento.csv</text:p>
          </table:table-cell>
          <table:table-cell office:value-type="float" office:value="268.4287802" calcext:value-type="float">
            <text:p>268,4287802</text:p>
          </table:table-cell>
          <table:table-cell office:value-type="float" office:value="266.969806059" calcext:value-type="float">
            <text:p>266,969806059</text:p>
          </table:table-cell>
          <table:table-cell office:value-type="float" office:value="271.723041951" calcext:value-type="float">
            <text:p>271,723041951</text:p>
          </table:table-cell>
          <table:table-cell office:value-type="float" office:value="271.88083806" calcext:value-type="float">
            <text:p>271,88083806</text:p>
          </table:table-cell>
          <table:table-cell office:value-type="float" office:value="265.841511407" calcext:value-type="float">
            <text:p>265,841511407</text:p>
          </table:table-cell>
          <table:table-cell office:value-type="float" office:value="267.058197368" calcext:value-type="float">
            <text:p>267,058197368</text:p>
          </table:table-cell>
          <table:table-cell office:value-type="float" office:value="272.209072656" calcext:value-type="float">
            <text:p>272,209072656</text:p>
          </table:table-cell>
          <table:table-cell office:value-type="float" office:value="270.099223515" calcext:value-type="float">
            <text:p>270,099223515</text:p>
          </table:table-cell>
          <table:table-cell office:value-type="float" office:value="268.827238185" calcext:value-type="float">
            <text:p>268,827238185</text:p>
          </table:table-cell>
          <table:table-cell office:value-type="float" office:value="269.001436087" calcext:value-type="float">
            <text:p>269,001436087</text:p>
          </table:table-cell>
          <table:table-cell/>
          <table:table-cell table:formula="of:=TRIMMEAN([.B9:.K9]; 0.2)" office:value-type="float" office:value="269.248570178125" calcext:value-type="float">
            <text:p>269,2485701781</text:p>
          </table:table-cell>
        </table:table-row>
        <table:table-row table:style-name="ro1">
          <table:table-cell office:value-type="string" calcext:value-type="string">
            <text:p>201503_BolsaFamiliaFolhaPagamento.csv</text:p>
          </table:table-cell>
          <table:table-cell office:value-type="float" office:value="261.664658624" calcext:value-type="float">
            <text:p>261,664658624</text:p>
          </table:table-cell>
          <table:table-cell office:value-type="float" office:value="265.108774226" calcext:value-type="float">
            <text:p>265,108774226</text:p>
          </table:table-cell>
          <table:table-cell office:value-type="float" office:value="267.79920956" calcext:value-type="float">
            <text:p>267,79920956</text:p>
          </table:table-cell>
          <table:table-cell office:value-type="float" office:value="265.559286924" calcext:value-type="float">
            <text:p>265,559286924</text:p>
          </table:table-cell>
          <table:table-cell office:value-type="float" office:value="265.528091058" calcext:value-type="float">
            <text:p>265,528091058</text:p>
          </table:table-cell>
          <table:table-cell office:value-type="float" office:value="267.715234509" calcext:value-type="float">
            <text:p>267,715234509</text:p>
          </table:table-cell>
          <table:table-cell office:value-type="float" office:value="265.477675072" calcext:value-type="float">
            <text:p>265,477675072</text:p>
          </table:table-cell>
          <table:table-cell office:value-type="float" office:value="264.467090315" calcext:value-type="float">
            <text:p>264,467090315</text:p>
          </table:table-cell>
          <table:table-cell office:value-type="float" office:value="262.67398394" calcext:value-type="float">
            <text:p>262,67398394</text:p>
          </table:table-cell>
          <table:table-cell office:value-type="float" office:value="268.243464757" calcext:value-type="float">
            <text:p>268,243464757</text:p>
          </table:table-cell>
          <table:table-cell/>
          <table:table-cell table:formula="of:=TRIMMEAN([.B10:.K10]; 0.2)" office:value-type="float" office:value="265.5411682005" calcext:value-type="float">
            <text:p>265,5411682005</text:p>
          </table:table-cell>
        </table:table-row>
        <table:table-row table:style-name="ro1">
          <table:table-cell office:value-type="string" calcext:value-type="string">
            <text:p>201504_BolsaFamiliaFolhaPagamento.csv</text:p>
          </table:table-cell>
          <table:table-cell office:value-type="float" office:value="264.821777682" calcext:value-type="float">
            <text:p>264,821777682</text:p>
          </table:table-cell>
          <table:table-cell office:value-type="float" office:value="266.696874271" calcext:value-type="float">
            <text:p>266,696874271</text:p>
          </table:table-cell>
          <table:table-cell office:value-type="float" office:value="259.079233849" calcext:value-type="float">
            <text:p>259,079233849</text:p>
          </table:table-cell>
          <table:table-cell office:value-type="float" office:value="269.472887968" calcext:value-type="float">
            <text:p>269,472887968</text:p>
          </table:table-cell>
          <table:table-cell office:value-type="float" office:value="268.032917485" calcext:value-type="float">
            <text:p>268,032917485</text:p>
          </table:table-cell>
          <table:table-cell office:value-type="float" office:value="262.120160404" calcext:value-type="float">
            <text:p>262,120160404</text:p>
          </table:table-cell>
          <table:table-cell office:value-type="float" office:value="267.593158281" calcext:value-type="float">
            <text:p>267,593158281</text:p>
          </table:table-cell>
          <table:table-cell office:value-type="float" office:value="264.992795666" calcext:value-type="float">
            <text:p>264,992795666</text:p>
          </table:table-cell>
          <table:table-cell office:value-type="float" office:value="268.776222635" calcext:value-type="float">
            <text:p>268,776222635</text:p>
          </table:table-cell>
          <table:table-cell office:value-type="float" office:value="265.3990715" calcext:value-type="float">
            <text:p>265,3990715</text:p>
          </table:table-cell>
          <table:table-cell/>
          <table:table-cell table:formula="of:=TRIMMEAN([.B11:.K11]; 0.2)" office:value-type="float" office:value="266.0541222405" calcext:value-type="float">
            <text:p>266,0541222405</text:p>
          </table:table-cell>
        </table:table-row>
        <table:table-row table:style-name="ro1">
          <table:table-cell office:value-type="string" calcext:value-type="string">
            <text:p>201505_BolsaFamiliaFolhaPagamento.csv</text:p>
          </table:table-cell>
          <table:table-cell office:value-type="float" office:value="256.495191305" calcext:value-type="float">
            <text:p>256,495191305</text:p>
          </table:table-cell>
          <table:table-cell office:value-type="float" office:value="255.867225272" calcext:value-type="float">
            <text:p>255,867225272</text:p>
          </table:table-cell>
          <table:table-cell office:value-type="float" office:value="260.281591624" calcext:value-type="float">
            <text:p>260,281591624</text:p>
          </table:table-cell>
          <table:table-cell office:value-type="float" office:value="265.234596916" calcext:value-type="float">
            <text:p>265,234596916</text:p>
          </table:table-cell>
          <table:table-cell office:value-type="float" office:value="262.767852208" calcext:value-type="float">
            <text:p>262,767852208</text:p>
          </table:table-cell>
          <table:table-cell office:value-type="float" office:value="264.937752127" calcext:value-type="float">
            <text:p>264,937752127</text:p>
          </table:table-cell>
          <table:table-cell office:value-type="float" office:value="256.167729579" calcext:value-type="float">
            <text:p>256,167729579</text:p>
          </table:table-cell>
          <table:table-cell office:value-type="float" office:value="263.240259355" calcext:value-type="float">
            <text:p>263,240259355</text:p>
          </table:table-cell>
          <table:table-cell office:value-type="float" office:value="258.305820495" calcext:value-type="float">
            <text:p>258,305820495</text:p>
          </table:table-cell>
          <table:table-cell office:value-type="float" office:value="261.81541837" calcext:value-type="float">
            <text:p>261,81541837</text:p>
          </table:table-cell>
          <table:table-cell/>
          <table:table-cell table:formula="of:=TRIMMEAN([.B12:.K12]; 0.2)" office:value-type="float" office:value="260.501451882875" calcext:value-type="float">
            <text:p>260,5014518829</text:p>
          </table:table-cell>
        </table:table-row>
        <table:table-row table:style-name="ro1">
          <table:table-cell office:value-type="string" calcext:value-type="string">
            <text:p>201506_BolsaFamiliaFolhaPagamento.csv</text:p>
          </table:table-cell>
          <table:table-cell office:value-type="float" office:value="260.319044148" calcext:value-type="float">
            <text:p>260,319044148</text:p>
          </table:table-cell>
          <table:table-cell office:value-type="float" office:value="258.479383772" calcext:value-type="float">
            <text:p>258,479383772</text:p>
          </table:table-cell>
          <table:table-cell office:value-type="float" office:value="264.33920421" calcext:value-type="float">
            <text:p>264,33920421</text:p>
          </table:table-cell>
          <table:table-cell office:value-type="float" office:value="265.514258236" calcext:value-type="float">
            <text:p>265,514258236</text:p>
          </table:table-cell>
          <table:table-cell office:value-type="float" office:value="261.395673461" calcext:value-type="float">
            <text:p>261,395673461</text:p>
          </table:table-cell>
          <table:table-cell office:value-type="float" office:value="263.520745153" calcext:value-type="float">
            <text:p>263,520745153</text:p>
          </table:table-cell>
          <table:table-cell office:value-type="float" office:value="263.328851405" calcext:value-type="float">
            <text:p>263,328851405</text:p>
          </table:table-cell>
          <table:table-cell office:value-type="float" office:value="256.497801595" calcext:value-type="float">
            <text:p>256,497801595</text:p>
          </table:table-cell>
          <table:table-cell office:value-type="float" office:value="261.965085812" calcext:value-type="float">
            <text:p>261,965085812</text:p>
          </table:table-cell>
          <table:table-cell office:value-type="float" office:value="260.830656778" calcext:value-type="float">
            <text:p>260,830656778</text:p>
          </table:table-cell>
          <table:table-cell/>
          <table:table-cell table:formula="of:=TRIMMEAN([.B13:.K13]; 0.2)" office:value-type="float" office:value="261.772330592375" calcext:value-type="float">
            <text:p>261,7723305924</text:p>
          </table:table-cell>
        </table:table-row>
        <table:table-row table:style-name="ro1">
          <table:table-cell office:value-type="string" calcext:value-type="string">
            <text:p>201507_BolsaFamiliaFolhaPagamento.csv</text:p>
          </table:table-cell>
          <table:table-cell office:value-type="float" office:value="257.557135211" calcext:value-type="float">
            <text:p>257,557135211</text:p>
          </table:table-cell>
          <table:table-cell office:value-type="float" office:value="270.630243912" calcext:value-type="float">
            <text:p>270,630243912</text:p>
          </table:table-cell>
          <table:table-cell office:value-type="float" office:value="262.631240913" calcext:value-type="float">
            <text:p>262,631240913</text:p>
          </table:table-cell>
          <table:table-cell office:value-type="float" office:value="265.946141301" calcext:value-type="float">
            <text:p>265,946141301</text:p>
          </table:table-cell>
          <table:table-cell office:value-type="float" office:value="269.636484061" calcext:value-type="float">
            <text:p>269,636484061</text:p>
          </table:table-cell>
          <table:table-cell office:value-type="float" office:value="269.308034256" calcext:value-type="float">
            <text:p>269,308034256</text:p>
          </table:table-cell>
          <table:table-cell office:value-type="float" office:value="263.292510938" calcext:value-type="float">
            <text:p>263,292510938</text:p>
          </table:table-cell>
          <table:table-cell office:value-type="float" office:value="266.350078724" calcext:value-type="float">
            <text:p>266,350078724</text:p>
          </table:table-cell>
          <table:table-cell office:value-type="float" office:value="261.30745718" calcext:value-type="float">
            <text:p>261,30745718</text:p>
          </table:table-cell>
          <table:table-cell office:value-type="float" office:value="271.58744167" calcext:value-type="float">
            <text:p>271,58744167</text:p>
          </table:table-cell>
          <table:table-cell/>
          <table:table-cell table:formula="of:=TRIMMEAN([.B14:.K14]; 0.2)" office:value-type="float" office:value="266.137773910625" calcext:value-type="float">
            <text:p>266,1377739106</text:p>
          </table:table-cell>
        </table:table-row>
        <table:table-row table:style-name="ro1">
          <table:table-cell office:value-type="string" calcext:value-type="string">
            <text:p>201508_BolsaFamiliaFolhaPagamento.csv</text:p>
          </table:table-cell>
          <table:table-cell office:value-type="float" office:value="278.318824308" calcext:value-type="float">
            <text:p>278,318824308</text:p>
          </table:table-cell>
          <table:table-cell office:value-type="float" office:value="279.57367176" calcext:value-type="float">
            <text:p>279,57367176</text:p>
          </table:table-cell>
          <table:table-cell office:value-type="float" office:value="288.072637304" calcext:value-type="float">
            <text:p>288,072637304</text:p>
          </table:table-cell>
          <table:table-cell office:value-type="float" office:value="288.1176696" calcext:value-type="float">
            <text:p>288,1176696</text:p>
          </table:table-cell>
          <table:table-cell office:value-type="float" office:value="286.099457754" calcext:value-type="float">
            <text:p>286,099457754</text:p>
          </table:table-cell>
          <table:table-cell office:value-type="float" office:value="277.91661064" calcext:value-type="float">
            <text:p>277,91661064</text:p>
          </table:table-cell>
          <table:table-cell office:value-type="float" office:value="283.753432906" calcext:value-type="float">
            <text:p>283,753432906</text:p>
          </table:table-cell>
          <table:table-cell office:value-type="float" office:value="279.259600311" calcext:value-type="float">
            <text:p>279,259600311</text:p>
          </table:table-cell>
          <table:table-cell office:value-type="float" office:value="287.609628113" calcext:value-type="float">
            <text:p>287,609628113</text:p>
          </table:table-cell>
          <table:table-cell office:value-type="float" office:value="285.525068778" calcext:value-type="float">
            <text:p>285,525068778</text:p>
          </table:table-cell>
          <table:table-cell/>
          <table:table-cell table:formula="of:=TRIMMEAN([.B15:.K15]; 0.2)" office:value-type="float" office:value="283.52654015425" calcext:value-type="float">
            <text:p>283,5265401543</text:p>
          </table:table-cell>
        </table:table-row>
        <table:table-row table:style-name="ro1">
          <table:table-cell office:value-type="string" calcext:value-type="string">
            <text:p>201509_BolsaFamiliaFolhaPagamento.csv</text:p>
          </table:table-cell>
          <table:table-cell office:value-type="float" office:value="265.427635356" calcext:value-type="float">
            <text:p>265,427635356</text:p>
          </table:table-cell>
          <table:table-cell office:value-type="float" office:value="263.285165559" calcext:value-type="float">
            <text:p>263,285165559</text:p>
          </table:table-cell>
          <table:table-cell office:value-type="float" office:value="262.076338665" calcext:value-type="float">
            <text:p>262,076338665</text:p>
          </table:table-cell>
          <table:table-cell office:value-type="float" office:value="267.803415317" calcext:value-type="float">
            <text:p>267,803415317</text:p>
          </table:table-cell>
          <table:table-cell office:value-type="float" office:value="264.062642008" calcext:value-type="float">
            <text:p>264,062642008</text:p>
          </table:table-cell>
          <table:table-cell office:value-type="float" office:value="265.702527364" calcext:value-type="float">
            <text:p>265,702527364</text:p>
          </table:table-cell>
          <table:table-cell office:value-type="float" office:value="261.046502284" calcext:value-type="float">
            <text:p>261,046502284</text:p>
          </table:table-cell>
          <table:table-cell office:value-type="float" office:value="262.894753229" calcext:value-type="float">
            <text:p>262,894753229</text:p>
          </table:table-cell>
          <table:table-cell office:value-type="float" office:value="267.10247654" calcext:value-type="float">
            <text:p>267,10247654</text:p>
          </table:table-cell>
          <table:table-cell office:value-type="float" office:value="268.63466853" calcext:value-type="float">
            <text:p>268,63466853</text:p>
          </table:table-cell>
          <table:table-cell/>
          <table:table-cell table:formula="of:=TRIMMEAN([.B16:.K16]; 0.2)" office:value-type="float" office:value="264.79436925475" calcext:value-type="float">
            <text:p>264,7943692548</text:p>
          </table:table-cell>
        </table:table-row>
        <table:table-row table:style-name="ro1">
          <table:table-cell office:value-type="string" calcext:value-type="string">
            <text:p>201510_BolsaFamiliaFolhaPagamento.csv</text:p>
          </table:table-cell>
          <table:table-cell office:value-type="float" office:value="264.914946931" calcext:value-type="float">
            <text:p>264,914946931</text:p>
          </table:table-cell>
          <table:table-cell office:value-type="float" office:value="263.815216417" calcext:value-type="float">
            <text:p>263,815216417</text:p>
          </table:table-cell>
          <table:table-cell office:value-type="float" office:value="268.66408309" calcext:value-type="float">
            <text:p>268,66408309</text:p>
          </table:table-cell>
          <table:table-cell office:value-type="float" office:value="263.822255106" calcext:value-type="float">
            <text:p>263,822255106</text:p>
          </table:table-cell>
          <table:table-cell office:value-type="float" office:value="265.0888135" calcext:value-type="float">
            <text:p>265,0888135</text:p>
          </table:table-cell>
          <table:table-cell office:value-type="float" office:value="261.891014315" calcext:value-type="float">
            <text:p>261,891014315</text:p>
          </table:table-cell>
          <table:table-cell office:value-type="float" office:value="266.188873221" calcext:value-type="float">
            <text:p>266,188873221</text:p>
          </table:table-cell>
          <table:table-cell office:value-type="float" office:value="265.022937816" calcext:value-type="float">
            <text:p>265,022937816</text:p>
          </table:table-cell>
          <table:table-cell office:value-type="float" office:value="266.584528844" calcext:value-type="float">
            <text:p>266,584528844</text:p>
          </table:table-cell>
          <table:table-cell office:value-type="float" office:value="265.618874808" calcext:value-type="float">
            <text:p>265,618874808</text:p>
          </table:table-cell>
          <table:table-cell/>
          <table:table-cell table:formula="of:=TRIMMEAN([.B17:.K17]; 0.2)" office:value-type="float" office:value="265.132055830375" calcext:value-type="float">
            <text:p>265,1320558304</text:p>
          </table:table-cell>
        </table:table-row>
        <table:table-row table:style-name="ro1">
          <table:table-cell office:value-type="string" calcext:value-type="string">
            <text:p>201511_BolsaFamiliaFolhaPagamento.csv</text:p>
          </table:table-cell>
          <table:table-cell office:value-type="float" office:value="267.645012812" calcext:value-type="float">
            <text:p>267,645012812</text:p>
          </table:table-cell>
          <table:table-cell office:value-type="float" office:value="268.40784927" calcext:value-type="float">
            <text:p>268,40784927</text:p>
          </table:table-cell>
          <table:table-cell office:value-type="float" office:value="265.87720819" calcext:value-type="float">
            <text:p>265,87720819</text:p>
          </table:table-cell>
          <table:table-cell office:value-type="float" office:value="266.641434596" calcext:value-type="float">
            <text:p>266,641434596</text:p>
          </table:table-cell>
          <table:table-cell office:value-type="float" office:value="266.325146599" calcext:value-type="float">
            <text:p>266,325146599</text:p>
          </table:table-cell>
          <table:table-cell office:value-type="float" office:value="264.880473848" calcext:value-type="float">
            <text:p>264,880473848</text:p>
          </table:table-cell>
          <table:table-cell office:value-type="float" office:value="268.435521348" calcext:value-type="float">
            <text:p>268,435521348</text:p>
          </table:table-cell>
          <table:table-cell office:value-type="float" office:value="261.117458305" calcext:value-type="float">
            <text:p>261,117458305</text:p>
          </table:table-cell>
          <table:table-cell office:value-type="float" office:value="263.279051419" calcext:value-type="float">
            <text:p>263,279051419</text:p>
          </table:table-cell>
          <table:table-cell office:value-type="float" office:value="268.990231603" calcext:value-type="float">
            <text:p>268,990231603</text:p>
          </table:table-cell>
          <table:table-cell/>
          <table:table-cell table:formula="of:=TRIMMEAN([.B18:.K18]; 0.2)" office:value-type="float" office:value="266.43646226025" calcext:value-type="float">
            <text:p>266,4364622603</text:p>
          </table:table-cell>
        </table:table-row>
        <table:table-row table:style-name="ro1">
          <table:table-cell office:value-type="string" calcext:value-type="string">
            <text:p>201512_BolsaFamiliaFolhaPagamento.csv</text:p>
          </table:table-cell>
          <table:table-cell office:value-type="float" office:value="262.510549234" calcext:value-type="float">
            <text:p>262,510549234</text:p>
          </table:table-cell>
          <table:table-cell office:value-type="float" office:value="263.791115328" calcext:value-type="float">
            <text:p>263,791115328</text:p>
          </table:table-cell>
          <table:table-cell office:value-type="float" office:value="262.303912537" calcext:value-type="float">
            <text:p>262,303912537</text:p>
          </table:table-cell>
          <table:table-cell office:value-type="float" office:value="266.087210864" calcext:value-type="float">
            <text:p>266,087210864</text:p>
          </table:table-cell>
          <table:table-cell office:value-type="float" office:value="268.37852573" calcext:value-type="float">
            <text:p>268,37852573</text:p>
          </table:table-cell>
          <table:table-cell office:value-type="float" office:value="268.721461846" calcext:value-type="float">
            <text:p>268,721461846</text:p>
          </table:table-cell>
          <table:table-cell office:value-type="float" office:value="260.540039177" calcext:value-type="float">
            <text:p>260,540039177</text:p>
          </table:table-cell>
          <table:table-cell office:value-type="float" office:value="265.070559242" calcext:value-type="float">
            <text:p>265,070559242</text:p>
          </table:table-cell>
          <table:table-cell office:value-type="float" office:value="269.951478183" calcext:value-type="float">
            <text:p>269,951478183</text:p>
          </table:table-cell>
          <table:table-cell office:value-type="float" office:value="264.613303792" calcext:value-type="float">
            <text:p>264,613303792</text:p>
          </table:table-cell>
          <table:table-cell/>
          <table:table-cell table:formula="of:=TRIMMEAN([.B19:.K19]; 0.2)" office:value-type="float" office:value="265.184579821625" calcext:value-type="float">
            <text:p>265,1845798216</text:p>
          </table:table-cell>
        </table:table-row>
        <table:table-row table:style-name="ro1">
          <table:table-cell office:value-type="string" calcext:value-type="string">
            <text:p>201601_BolsaFamiliaFolhaPagamento.csv</text:p>
          </table:table-cell>
          <table:table-cell office:value-type="float" office:value="267.590895853" calcext:value-type="float">
            <text:p>267,590895853</text:p>
          </table:table-cell>
          <table:table-cell office:value-type="float" office:value="270.597151284" calcext:value-type="float">
            <text:p>270,597151284</text:p>
          </table:table-cell>
          <table:table-cell office:value-type="float" office:value="269.7969431" calcext:value-type="float">
            <text:p>269,7969431</text:p>
          </table:table-cell>
          <table:table-cell office:value-type="float" office:value="272.689381823" calcext:value-type="float">
            <text:p>272,689381823</text:p>
          </table:table-cell>
          <table:table-cell office:value-type="float" office:value="267.255522317" calcext:value-type="float">
            <text:p>267,255522317</text:p>
          </table:table-cell>
          <table:table-cell office:value-type="float" office:value="266.309967175" calcext:value-type="float">
            <text:p>266,309967175</text:p>
          </table:table-cell>
          <table:table-cell office:value-type="float" office:value="267.275324357" calcext:value-type="float">
            <text:p>267,275324357</text:p>
          </table:table-cell>
          <table:table-cell office:value-type="float" office:value="268.482993934" calcext:value-type="float">
            <text:p>268,482993934</text:p>
          </table:table-cell>
          <table:table-cell office:value-type="float" office:value="267.92079055" calcext:value-type="float">
            <text:p>267,92079055</text:p>
          </table:table-cell>
          <table:table-cell office:value-type="float" office:value="271.604740426" calcext:value-type="float">
            <text:p>271,604740426</text:p>
          </table:table-cell>
          <table:table-cell/>
          <table:table-cell table:formula="of:=TRIMMEAN([.B20:.K20]; 0.2)" office:value-type="float" office:value="268.815545227625" calcext:value-type="float">
            <text:p>268,8155452276</text:p>
          </table:table-cell>
        </table:table-row>
        <table:table-row table:style-name="ro1">
          <table:table-cell office:value-type="string" calcext:value-type="string">
            <text:p>201602_BolsaFamiliaFolhaPagamento.csv</text:p>
          </table:table-cell>
          <table:table-cell office:value-type="float" office:value="268.536705815" calcext:value-type="float">
            <text:p>268,536705815</text:p>
          </table:table-cell>
          <table:table-cell office:value-type="float" office:value="267.45058293" calcext:value-type="float">
            <text:p>267,45058293</text:p>
          </table:table-cell>
          <table:table-cell office:value-type="float" office:value="273.102952182" calcext:value-type="float">
            <text:p>273,102952182</text:p>
          </table:table-cell>
          <table:table-cell office:value-type="float" office:value="276.382258622" calcext:value-type="float">
            <text:p>276,382258622</text:p>
          </table:table-cell>
          <table:table-cell office:value-type="float" office:value="265.265912877" calcext:value-type="float">
            <text:p>265,265912877</text:p>
          </table:table-cell>
          <table:table-cell office:value-type="float" office:value="268.01135495" calcext:value-type="float">
            <text:p>268,01135495</text:p>
          </table:table-cell>
          <table:table-cell office:value-type="float" office:value="277.509433653" calcext:value-type="float">
            <text:p>277,509433653</text:p>
          </table:table-cell>
          <table:table-cell office:value-type="float" office:value="268.879390362" calcext:value-type="float">
            <text:p>268,879390362</text:p>
          </table:table-cell>
          <table:table-cell office:value-type="float" office:value="279.319991928" calcext:value-type="float">
            <text:p>279,319991928</text:p>
          </table:table-cell>
          <table:table-cell office:value-type="float" office:value="271.984075705" calcext:value-type="float">
            <text:p>271,984075705</text:p>
          </table:table-cell>
          <table:table-cell/>
          <table:table-cell table:formula="of:=TRIMMEAN([.B21:.K21]; 0.2)" office:value-type="float" office:value="271.482094277375" calcext:value-type="float">
            <text:p>271,4820942774</text:p>
          </table:table-cell>
        </table:table-row>
        <table:table-row table:style-name="ro1">
          <table:table-cell office:value-type="string" calcext:value-type="string">
            <text:p>201603_BolsaFamiliaFolhaPagamento.csv</text:p>
          </table:table-cell>
          <table:table-cell office:value-type="float" office:value="258.064217109" calcext:value-type="float">
            <text:p>258,064217109</text:p>
          </table:table-cell>
          <table:table-cell office:value-type="float" office:value="267.531746999" calcext:value-type="float">
            <text:p>267,531746999</text:p>
          </table:table-cell>
          <table:table-cell office:value-type="float" office:value="261.035765665" calcext:value-type="float">
            <text:p>261,035765665</text:p>
          </table:table-cell>
          <table:table-cell office:value-type="float" office:value="263.533365801" calcext:value-type="float">
            <text:p>263,533365801</text:p>
          </table:table-cell>
          <table:table-cell office:value-type="float" office:value="262.648487994" calcext:value-type="float">
            <text:p>262,648487994</text:p>
          </table:table-cell>
          <table:table-cell office:value-type="float" office:value="269.414149197" calcext:value-type="float">
            <text:p>269,414149197</text:p>
          </table:table-cell>
          <table:table-cell office:value-type="float" office:value="262.250249047" calcext:value-type="float">
            <text:p>262,250249047</text:p>
          </table:table-cell>
          <table:table-cell office:value-type="float" office:value="259.926977042" calcext:value-type="float">
            <text:p>259,926977042</text:p>
          </table:table-cell>
          <table:table-cell office:value-type="float" office:value="265.128761372" calcext:value-type="float">
            <text:p>265,128761372</text:p>
          </table:table-cell>
          <table:table-cell office:value-type="float" office:value="267.607202967" calcext:value-type="float">
            <text:p>267,607202967</text:p>
          </table:table-cell>
          <table:table-cell/>
          <table:table-cell table:formula="of:=TRIMMEAN([.B22:.K22]; 0.2)" office:value-type="float" office:value="263.707819610875" calcext:value-type="float">
            <text:p>263,7078196109</text:p>
          </table:table-cell>
        </table:table-row>
        <table:table-row table:style-name="ro1">
          <table:table-cell office:value-type="string" calcext:value-type="string">
            <text:p>201604_BolsaFamiliaFolhaPagamento.csv</text:p>
          </table:table-cell>
          <table:table-cell office:value-type="float" office:value="261.619461058" calcext:value-type="float">
            <text:p>261,619461058</text:p>
          </table:table-cell>
          <table:table-cell office:value-type="float" office:value="260.313089009" calcext:value-type="float">
            <text:p>260,313089009</text:p>
          </table:table-cell>
          <table:table-cell office:value-type="float" office:value="264.433084029" calcext:value-type="float">
            <text:p>264,433084029</text:p>
          </table:table-cell>
          <table:table-cell office:value-type="float" office:value="263.060522264" calcext:value-type="float">
            <text:p>263,060522264</text:p>
          </table:table-cell>
          <table:table-cell office:value-type="float" office:value="265.681608677" calcext:value-type="float">
            <text:p>265,681608677</text:p>
          </table:table-cell>
          <table:table-cell office:value-type="float" office:value="260.931310396" calcext:value-type="float">
            <text:p>260,931310396</text:p>
          </table:table-cell>
          <table:table-cell office:value-type="float" office:value="258.455229535" calcext:value-type="float">
            <text:p>258,455229535</text:p>
          </table:table-cell>
          <table:table-cell office:value-type="float" office:value="257.872311786" calcext:value-type="float">
            <text:p>257,872311786</text:p>
          </table:table-cell>
          <table:table-cell office:value-type="float" office:value="264.248043291" calcext:value-type="float">
            <text:p>264,248043291</text:p>
          </table:table-cell>
          <table:table-cell office:value-type="float" office:value="268.875263828" calcext:value-type="float">
            <text:p>268,875263828</text:p>
          </table:table-cell>
          <table:table-cell/>
          <table:table-cell table:formula="of:=TRIMMEAN([.B23:.K23]; 0.2)" office:value-type="float" office:value="262.342793532375" calcext:value-type="float">
            <text:p>262,3427935324</text:p>
          </table:table-cell>
        </table:table-row>
        <table:table-row table:style-name="ro1">
          <table:table-cell office:value-type="string" calcext:value-type="string">
            <text:p>201605_BolsaFamiliaFolhaPagamento.csv</text:p>
          </table:table-cell>
          <table:table-cell office:value-type="float" office:value="265.038756391" calcext:value-type="float">
            <text:p>265,038756391</text:p>
          </table:table-cell>
          <table:table-cell office:value-type="float" office:value="261.303540727" calcext:value-type="float">
            <text:p>261,303540727</text:p>
          </table:table-cell>
          <table:table-cell office:value-type="float" office:value="260.115219678" calcext:value-type="float">
            <text:p>260,115219678</text:p>
          </table:table-cell>
          <table:table-cell office:value-type="float" office:value="267.613217244" calcext:value-type="float">
            <text:p>267,613217244</text:p>
          </table:table-cell>
          <table:table-cell office:value-type="float" office:value="263.963143784" calcext:value-type="float">
            <text:p>263,963143784</text:p>
          </table:table-cell>
          <table:table-cell office:value-type="float" office:value="257.446206898" calcext:value-type="float">
            <text:p>257,446206898</text:p>
          </table:table-cell>
          <table:table-cell office:value-type="float" office:value="262.799010845" calcext:value-type="float">
            <text:p>262,799010845</text:p>
          </table:table-cell>
          <table:table-cell office:value-type="float" office:value="266.947480742" calcext:value-type="float">
            <text:p>266,947480742</text:p>
          </table:table-cell>
          <table:table-cell office:value-type="float" office:value="262.632452713" calcext:value-type="float">
            <text:p>262,632452713</text:p>
          </table:table-cell>
          <table:table-cell office:value-type="float" office:value="262.604085831" calcext:value-type="float">
            <text:p>262,604085831</text:p>
          </table:table-cell>
          <table:table-cell/>
          <table:table-cell table:formula="of:=TRIMMEAN([.B24:.K24]; 0.2)" office:value-type="float" office:value="263.175461338875" calcext:value-type="float">
            <text:p>263,1754613389</text:p>
          </table:table-cell>
        </table:table-row>
        <table:table-row table:style-name="ro1">
          <table:table-cell office:value-type="string" calcext:value-type="string">
            <text:p>201606_BolsaFamiliaFolhaPagamento.csv</text:p>
          </table:table-cell>
          <table:table-cell office:value-type="float" office:value="260.128697366" calcext:value-type="float">
            <text:p>260,128697366</text:p>
          </table:table-cell>
          <table:table-cell office:value-type="float" office:value="267.258291772" calcext:value-type="float">
            <text:p>267,258291772</text:p>
          </table:table-cell>
          <table:table-cell office:value-type="float" office:value="272.605950944" calcext:value-type="float">
            <text:p>272,605950944</text:p>
          </table:table-cell>
          <table:table-cell office:value-type="float" office:value="269.822438828" calcext:value-type="float">
            <text:p>269,822438828</text:p>
          </table:table-cell>
          <table:table-cell office:value-type="float" office:value="267.433207047" calcext:value-type="float">
            <text:p>267,433207047</text:p>
          </table:table-cell>
          <table:table-cell office:value-type="float" office:value="264.371330145" calcext:value-type="float">
            <text:p>264,371330145</text:p>
          </table:table-cell>
          <table:table-cell office:value-type="float" office:value="264.41914729" calcext:value-type="float">
            <text:p>264,41914729</text:p>
          </table:table-cell>
          <table:table-cell office:value-type="float" office:value="263.249711083" calcext:value-type="float">
            <text:p>263,249711083</text:p>
          </table:table-cell>
          <table:table-cell office:value-type="float" office:value="263.143017985" calcext:value-type="float">
            <text:p>263,143017985</text:p>
          </table:table-cell>
          <table:table-cell office:value-type="float" office:value="265.712047118" calcext:value-type="float">
            <text:p>265,712047118</text:p>
          </table:table-cell>
          <table:table-cell/>
          <table:table-cell table:formula="of:=TRIMMEAN([.B25:.K25]; 0.2)" office:value-type="float" office:value="265.6761489085" calcext:value-type="float">
            <text:p>265,6761489085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Soma</text:p>
          </table:table-cell>
          <table:table-cell table:formula="of:=SUM([.M2:.M25])" office:value-type="float" office:value="6416.79139974625" calcext:value-type="float">
            <text:p>6416,7913997463</text:p>
          </table:table-cell>
        </table:table-row>
      </table:table>
      <table:table table:name="6CM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number-columns-repeated="2" table:default-cell-style-name="Default"/>
        <table:table-row table:style-name="ro1">
          <table:table-cell table:number-columns-repeated="12"/>
          <table:table-cell office:value-type="string" calcext:value-type="string">
            <text:p>Média</text:p>
          </table:table-cell>
        </table:table-row>
        <table:table-row table:style-name="ro1">
          <table:table-cell office:value-type="string" calcext:value-type="string">
            <text:p>201407_BolsaFamiliaFolhaPagamento.csv</text:p>
          </table:table-cell>
          <table:table-cell office:value-type="float" office:value="270.364769938" calcext:value-type="float">
            <text:p>270,364769938</text:p>
          </table:table-cell>
          <table:table-cell office:value-type="float" office:value="262.379166864" calcext:value-type="float">
            <text:p>262,379166864</text:p>
          </table:table-cell>
          <table:table-cell office:value-type="float" office:value="262.317991077" calcext:value-type="float">
            <text:p>262,317991077</text:p>
          </table:table-cell>
          <table:table-cell table:number-columns-repeated="8"/>
          <table:table-cell table:formula="of:=TRIMMEAN([.B2:.K2]; 0.2)" office:value-type="float" office:value="265.020642626333" calcext:value-type="float">
            <text:p>265,0206426263</text:p>
          </table:table-cell>
        </table:table-row>
        <table:table-row table:style-name="ro1">
          <table:table-cell office:value-type="string" calcext:value-type="string">
            <text:p>201408_BolsaFamiliaFolhaPagamento.csv</text:p>
          </table:table-cell>
          <table:table-cell office:value-type="float" office:value="258.539333108" calcext:value-type="float">
            <text:p>258,539333108</text:p>
          </table:table-cell>
          <table:table-cell office:value-type="float" office:value="256.910409067" calcext:value-type="float">
            <text:p>256,910409067</text:p>
          </table:table-cell>
          <table:table-cell office:value-type="float" office:value="258.389263994" calcext:value-type="float">
            <text:p>258,389263994</text:p>
          </table:table-cell>
          <table:table-cell table:number-columns-repeated="8"/>
          <table:table-cell table:formula="of:=TRIMMEAN([.B3:.K3]; 0.2)" office:value-type="float" office:value="257.946335389667" calcext:value-type="float">
            <text:p>257,9463353897</text:p>
          </table:table-cell>
        </table:table-row>
        <table:table-row table:style-name="ro1">
          <table:table-cell office:value-type="string" calcext:value-type="string">
            <text:p>201409_BolsaFamiliaFolhaPagamento.csv</text:p>
          </table:table-cell>
          <table:table-cell office:value-type="float" office:value="260.312672215" calcext:value-type="float">
            <text:p>260,312672215</text:p>
          </table:table-cell>
          <table:table-cell office:value-type="float" office:value="257.767432685" calcext:value-type="float">
            <text:p>257,767432685</text:p>
          </table:table-cell>
          <table:table-cell office:value-type="float" office:value="258.972734857" calcext:value-type="float">
            <text:p>258,972734857</text:p>
          </table:table-cell>
          <table:table-cell table:number-columns-repeated="8"/>
          <table:table-cell table:formula="of:=TRIMMEAN([.B4:.K4]; 0.2)" office:value-type="float" office:value="259.017613252333" calcext:value-type="float">
            <text:p>259,0176132523</text:p>
          </table:table-cell>
        </table:table-row>
        <table:table-row table:style-name="ro1">
          <table:table-cell office:value-type="string" calcext:value-type="string">
            <text:p>201410_BolsaFamiliaFolhaPagamento.csv</text:p>
          </table:table-cell>
          <table:table-cell office:value-type="float" office:value="260.558910278" calcext:value-type="float">
            <text:p>260,558910278</text:p>
          </table:table-cell>
          <table:table-cell office:value-type="float" office:value="259.082621211" calcext:value-type="float">
            <text:p>259,082621211</text:p>
          </table:table-cell>
          <table:table-cell office:value-type="float" office:value="262.92280572" calcext:value-type="float">
            <text:p>262,92280572</text:p>
          </table:table-cell>
          <table:table-cell table:number-columns-repeated="8"/>
          <table:table-cell table:formula="of:=TRIMMEAN([.B5:.K5]; 0.2)" office:value-type="float" office:value="260.854779069667" calcext:value-type="float">
            <text:p>260,8547790697</text:p>
          </table:table-cell>
        </table:table-row>
        <table:table-row table:style-name="ro1">
          <table:table-cell office:value-type="string" calcext:value-type="string">
            <text:p>201411_BolsaFamiliaFolhaPagamento.csv</text:p>
          </table:table-cell>
          <table:table-cell office:value-type="float" office:value="256.001408818" calcext:value-type="float">
            <text:p>256,001408818</text:p>
          </table:table-cell>
          <table:table-cell office:value-type="float" office:value="257.450833126" calcext:value-type="float">
            <text:p>257,450833126</text:p>
          </table:table-cell>
          <table:table-cell office:value-type="float" office:value="259.543509792" calcext:value-type="float">
            <text:p>259,543509792</text:p>
          </table:table-cell>
          <table:table-cell table:number-columns-repeated="8"/>
          <table:table-cell table:formula="of:=TRIMMEAN([.B6:.K6]; 0.2)" office:value-type="float" office:value="257.665250578667" calcext:value-type="float">
            <text:p>257,6652505787</text:p>
          </table:table-cell>
        </table:table-row>
        <table:table-row table:style-name="ro1">
          <table:table-cell office:value-type="string" calcext:value-type="string">
            <text:p>201412_BolsaFamiliaFolhaPagamento.csv</text:p>
          </table:table-cell>
          <table:table-cell office:value-type="float" office:value="253.183922829" calcext:value-type="float">
            <text:p>253,183922829</text:p>
          </table:table-cell>
          <table:table-cell office:value-type="float" office:value="255.036315548" calcext:value-type="float">
            <text:p>255,036315548</text:p>
          </table:table-cell>
          <table:table-cell office:value-type="float" office:value="256.887762432" calcext:value-type="float">
            <text:p>256,887762432</text:p>
          </table:table-cell>
          <table:table-cell table:number-columns-repeated="8"/>
          <table:table-cell table:formula="of:=TRIMMEAN([.B7:.K7]; 0.2)" office:value-type="float" office:value="255.036000269667" calcext:value-type="float">
            <text:p>255,0360002697</text:p>
          </table:table-cell>
        </table:table-row>
        <table:table-row table:style-name="ro1">
          <table:table-cell office:value-type="string" calcext:value-type="string">
            <text:p>201501_BolsaFamiliaFolhaPagamento.csv</text:p>
          </table:table-cell>
          <table:table-cell office:value-type="float" office:value="257.611550811" calcext:value-type="float">
            <text:p>257,611550811</text:p>
          </table:table-cell>
          <table:table-cell office:value-type="float" office:value="258.463538166" calcext:value-type="float">
            <text:p>258,463538166</text:p>
          </table:table-cell>
          <table:table-cell office:value-type="float" office:value="257.68774182" calcext:value-type="float">
            <text:p>257,68774182</text:p>
          </table:table-cell>
          <table:table-cell table:number-columns-repeated="8"/>
          <table:table-cell table:formula="of:=TRIMMEAN([.B8:.K8]; 0.2)" office:value-type="float" office:value="257.920943599" calcext:value-type="float">
            <text:p>257,920943599</text:p>
          </table:table-cell>
        </table:table-row>
        <table:table-row table:style-name="ro1">
          <table:table-cell office:value-type="string" calcext:value-type="string">
            <text:p>201502_BolsaFamiliaFolhaPagamento.csv</text:p>
          </table:table-cell>
          <table:table-cell office:value-type="float" office:value="260.641998358" calcext:value-type="float">
            <text:p>260,641998358</text:p>
          </table:table-cell>
          <table:table-cell office:value-type="float" office:value="259.463109844" calcext:value-type="float">
            <text:p>259,463109844</text:p>
          </table:table-cell>
          <table:table-cell office:value-type="float" office:value="263.894565755" calcext:value-type="float">
            <text:p>263,894565755</text:p>
          </table:table-cell>
          <table:table-cell table:number-columns-repeated="8"/>
          <table:table-cell table:formula="of:=TRIMMEAN([.B9:.K9]; 0.2)" office:value-type="float" office:value="261.333224652333" calcext:value-type="float">
            <text:p>261,3332246523</text:p>
          </table:table-cell>
        </table:table-row>
        <table:table-row table:style-name="ro1">
          <table:table-cell office:value-type="string" calcext:value-type="string">
            <text:p>201503_BolsaFamiliaFolhaPagamento.csv</text:p>
          </table:table-cell>
          <table:table-cell office:value-type="float" office:value="252.916465405" calcext:value-type="float">
            <text:p>252,916465405</text:p>
          </table:table-cell>
          <table:table-cell office:value-type="float" office:value="255.235063743" calcext:value-type="float">
            <text:p>255,235063743</text:p>
          </table:table-cell>
          <table:table-cell office:value-type="float" office:value="258.070149814" calcext:value-type="float">
            <text:p>258,070149814</text:p>
          </table:table-cell>
          <table:table-cell table:number-columns-repeated="8"/>
          <table:table-cell table:formula="of:=TRIMMEAN([.B10:.K10]; 0.2)" office:value-type="float" office:value="255.407226320667" calcext:value-type="float">
            <text:p>255,4072263207</text:p>
          </table:table-cell>
        </table:table-row>
        <table:table-row table:style-name="ro1">
          <table:table-cell office:value-type="string" calcext:value-type="string">
            <text:p>201504_BolsaFamiliaFolhaPagamento.csv</text:p>
          </table:table-cell>
          <table:table-cell office:value-type="float" office:value="249.61383427" calcext:value-type="float">
            <text:p>249,61383427</text:p>
          </table:table-cell>
          <table:table-cell office:value-type="float" office:value="265.120669395" calcext:value-type="float">
            <text:p>265,120669395</text:p>
          </table:table-cell>
          <table:table-cell office:value-type="float" office:value="253.348306153" calcext:value-type="float">
            <text:p>253,348306153</text:p>
          </table:table-cell>
          <table:table-cell table:number-columns-repeated="8"/>
          <table:table-cell table:formula="of:=TRIMMEAN([.B11:.K11]; 0.2)" office:value-type="float" office:value="256.027603272667" calcext:value-type="float">
            <text:p>256,0276032727</text:p>
          </table:table-cell>
        </table:table-row>
        <table:table-row table:style-name="ro1">
          <table:table-cell office:value-type="string" calcext:value-type="string">
            <text:p>201505_BolsaFamiliaFolhaPagamento.csv</text:p>
          </table:table-cell>
          <table:table-cell office:value-type="float" office:value="251.620112911" calcext:value-type="float">
            <text:p>251,620112911</text:p>
          </table:table-cell>
          <table:table-cell office:value-type="float" office:value="253.843123904" calcext:value-type="float">
            <text:p>253,843123904</text:p>
          </table:table-cell>
          <table:table-cell office:value-type="float" office:value="256.242933023" calcext:value-type="float">
            <text:p>256,242933023</text:p>
          </table:table-cell>
          <table:table-cell table:number-columns-repeated="8"/>
          <table:table-cell table:formula="of:=TRIMMEAN([.B12:.K12]; 0.2)" office:value-type="float" office:value="253.902056612667" calcext:value-type="float">
            <text:p>253,9020566127</text:p>
          </table:table-cell>
        </table:table-row>
        <table:table-row table:style-name="ro1">
          <table:table-cell office:value-type="string" calcext:value-type="string">
            <text:p>201506_BolsaFamiliaFolhaPagamento.csv</text:p>
          </table:table-cell>
          <table:table-cell office:value-type="float" office:value="254.252701144" calcext:value-type="float">
            <text:p>254,252701144</text:p>
          </table:table-cell>
          <table:table-cell office:value-type="float" office:value="256.731608807" calcext:value-type="float">
            <text:p>256,731608807</text:p>
          </table:table-cell>
          <table:table-cell office:value-type="float" office:value="257.278931826" calcext:value-type="float">
            <text:p>257,278931826</text:p>
          </table:table-cell>
          <table:table-cell table:number-columns-repeated="8"/>
          <table:table-cell table:formula="of:=TRIMMEAN([.B13:.K13]; 0.2)" office:value-type="float" office:value="256.087747259" calcext:value-type="float">
            <text:p>256,087747259</text:p>
          </table:table-cell>
        </table:table-row>
        <table:table-row table:style-name="ro1">
          <table:table-cell office:value-type="string" calcext:value-type="string">
            <text:p>201507_BolsaFamiliaFolhaPagamento.csv</text:p>
          </table:table-cell>
          <table:table-cell office:value-type="float" office:value="253.354084902" calcext:value-type="float">
            <text:p>253,354084902</text:p>
          </table:table-cell>
          <table:table-cell office:value-type="float" office:value="256.911507221" calcext:value-type="float">
            <text:p>256,911507221</text:p>
          </table:table-cell>
          <table:table-cell office:value-type="float" office:value="255.622453274" calcext:value-type="float">
            <text:p>255,622453274</text:p>
          </table:table-cell>
          <table:table-cell table:number-columns-repeated="8"/>
          <table:table-cell table:formula="of:=TRIMMEAN([.B14:.K14]; 0.2)" office:value-type="float" office:value="255.296015132333" calcext:value-type="float">
            <text:p>255,2960151323</text:p>
          </table:table-cell>
        </table:table-row>
        <table:table-row table:style-name="ro1">
          <table:table-cell office:value-type="string" calcext:value-type="string">
            <text:p>201508_BolsaFamiliaFolhaPagamento.csv</text:p>
          </table:table-cell>
          <table:table-cell office:value-type="float" office:value="251.909383461" calcext:value-type="float">
            <text:p>251,909383461</text:p>
          </table:table-cell>
          <table:table-cell office:value-type="float" office:value="256.27646693" calcext:value-type="float">
            <text:p>256,27646693</text:p>
          </table:table-cell>
          <table:table-cell office:value-type="float" office:value="255.9546074" calcext:value-type="float">
            <text:p>255,9546074</text:p>
          </table:table-cell>
          <table:table-cell table:number-columns-repeated="8"/>
          <table:table-cell table:formula="of:=TRIMMEAN([.B15:.K15]; 0.2)" office:value-type="float" office:value="254.713485930333" calcext:value-type="float">
            <text:p>254,7134859303</text:p>
          </table:table-cell>
        </table:table-row>
        <table:table-row table:style-name="ro1">
          <table:table-cell office:value-type="string" calcext:value-type="string">
            <text:p>201509_BolsaFamiliaFolhaPagamento.csv</text:p>
          </table:table-cell>
          <table:table-cell office:value-type="float" office:value="257.628445851" calcext:value-type="float">
            <text:p>257,628445851</text:p>
          </table:table-cell>
          <table:table-cell office:value-type="float" office:value="262.212815655" calcext:value-type="float">
            <text:p>262,212815655</text:p>
          </table:table-cell>
          <table:table-cell office:value-type="float" office:value="259.153667562" calcext:value-type="float">
            <text:p>259,153667562</text:p>
          </table:table-cell>
          <table:table-cell table:number-columns-repeated="8"/>
          <table:table-cell table:formula="of:=TRIMMEAN([.B16:.K16]; 0.2)" office:value-type="float" office:value="259.664976356" calcext:value-type="float">
            <text:p>259,664976356</text:p>
          </table:table-cell>
        </table:table-row>
        <table:table-row table:style-name="ro1">
          <table:table-cell office:value-type="string" calcext:value-type="string">
            <text:p>201510_BolsaFamiliaFolhaPagamento.csv</text:p>
          </table:table-cell>
          <table:table-cell office:value-type="float" office:value="268.605684319" calcext:value-type="float">
            <text:p>268,605684319</text:p>
          </table:table-cell>
          <table:table-cell office:value-type="float" office:value="274.668416021" calcext:value-type="float">
            <text:p>274,668416021</text:p>
          </table:table-cell>
          <table:table-cell office:value-type="float" office:value="274.716786404" calcext:value-type="float">
            <text:p>274,716786404</text:p>
          </table:table-cell>
          <table:table-cell table:number-columns-repeated="8"/>
          <table:table-cell table:formula="of:=TRIMMEAN([.B17:.K17]; 0.2)" office:value-type="float" office:value="272.663628914667" calcext:value-type="float">
            <text:p>272,6636289147</text:p>
          </table:table-cell>
        </table:table-row>
        <table:table-row table:style-name="ro1">
          <table:table-cell office:value-type="string" calcext:value-type="string">
            <text:p>201511_BolsaFamiliaFolhaPagamento.csv</text:p>
          </table:table-cell>
          <table:table-cell office:value-type="float" office:value="252.864627824" calcext:value-type="float">
            <text:p>252,864627824</text:p>
          </table:table-cell>
          <table:table-cell office:value-type="float" office:value="259.378279052" calcext:value-type="float">
            <text:p>259,378279052</text:p>
          </table:table-cell>
          <table:table-cell office:value-type="float" office:value="254.581002128" calcext:value-type="float">
            <text:p>254,581002128</text:p>
          </table:table-cell>
          <table:table-cell table:number-columns-repeated="8"/>
          <table:table-cell table:formula="of:=TRIMMEAN([.B18:.K18]; 0.2)" office:value-type="float" office:value="255.607969668" calcext:value-type="float">
            <text:p>255,607969668</text:p>
          </table:table-cell>
        </table:table-row>
        <table:table-row table:style-name="ro1">
          <table:table-cell office:value-type="string" calcext:value-type="string">
            <text:p>201512_BolsaFamiliaFolhaPagamento.csv</text:p>
          </table:table-cell>
          <table:table-cell office:value-type="float" office:value="254.059600654" calcext:value-type="float">
            <text:p>254,059600654</text:p>
          </table:table-cell>
          <table:table-cell office:value-type="float" office:value="263.826868994" calcext:value-type="float">
            <text:p>263,826868994</text:p>
          </table:table-cell>
          <table:table-cell office:value-type="float" office:value="255.683861041" calcext:value-type="float">
            <text:p>255,683861041</text:p>
          </table:table-cell>
          <table:table-cell table:number-columns-repeated="8"/>
          <table:table-cell table:formula="of:=TRIMMEAN([.B19:.K19]; 0.2)" office:value-type="float" office:value="257.856776896333" calcext:value-type="float">
            <text:p>257,8567768963</text:p>
          </table:table-cell>
        </table:table-row>
        <table:table-row table:style-name="ro1">
          <table:table-cell office:value-type="string" calcext:value-type="string">
            <text:p>201601_BolsaFamiliaFolhaPagamento.csv</text:p>
          </table:table-cell>
          <table:table-cell office:value-type="float" office:value="259.485134492" calcext:value-type="float">
            <text:p>259,485134492</text:p>
          </table:table-cell>
          <table:table-cell office:value-type="float" office:value="266.178934776" calcext:value-type="float">
            <text:p>266,178934776</text:p>
          </table:table-cell>
          <table:table-cell office:value-type="float" office:value="264.034001842" calcext:value-type="float">
            <text:p>264,034001842</text:p>
          </table:table-cell>
          <table:table-cell table:number-columns-repeated="8"/>
          <table:table-cell table:formula="of:=TRIMMEAN([.B20:.K20]; 0.2)" office:value-type="float" office:value="263.23269037" calcext:value-type="float">
            <text:p>263,23269037</text:p>
          </table:table-cell>
        </table:table-row>
        <table:table-row table:style-name="ro1">
          <table:table-cell office:value-type="string" calcext:value-type="string">
            <text:p>201602_BolsaFamiliaFolhaPagamento.csv</text:p>
          </table:table-cell>
          <table:table-cell office:value-type="float" office:value="260.603455825" calcext:value-type="float">
            <text:p>260,603455825</text:p>
          </table:table-cell>
          <table:table-cell office:value-type="float" office:value="263.895143393" calcext:value-type="float">
            <text:p>263,895143393</text:p>
          </table:table-cell>
          <table:table-cell office:value-type="float" office:value="261.185231085" calcext:value-type="float">
            <text:p>261,185231085</text:p>
          </table:table-cell>
          <table:table-cell table:number-columns-repeated="8"/>
          <table:table-cell table:formula="of:=TRIMMEAN([.B21:.K21]; 0.2)" office:value-type="float" office:value="261.894610101" calcext:value-type="float">
            <text:p>261,894610101</text:p>
          </table:table-cell>
        </table:table-row>
        <table:table-row table:style-name="ro1">
          <table:table-cell office:value-type="string" calcext:value-type="string">
            <text:p>201603_BolsaFamiliaFolhaPagamento.csv</text:p>
          </table:table-cell>
          <table:table-cell office:value-type="float" office:value="251.889931237" calcext:value-type="float">
            <text:p>251,889931237</text:p>
          </table:table-cell>
          <table:table-cell office:value-type="float" office:value="260.100479315" calcext:value-type="float">
            <text:p>260,100479315</text:p>
          </table:table-cell>
          <table:table-cell office:value-type="float" office:value="257.179705984" calcext:value-type="float">
            <text:p>257,179705984</text:p>
          </table:table-cell>
          <table:table-cell table:number-columns-repeated="8"/>
          <table:table-cell table:formula="of:=TRIMMEAN([.B22:.K22]; 0.2)" office:value-type="float" office:value="256.390038845333" calcext:value-type="float">
            <text:p>256,3900388453</text:p>
          </table:table-cell>
        </table:table-row>
        <table:table-row table:style-name="ro1">
          <table:table-cell office:value-type="string" calcext:value-type="string">
            <text:p>201604_BolsaFamiliaFolhaPagamento.csv</text:p>
          </table:table-cell>
          <table:table-cell office:value-type="float" office:value="256.380595078" calcext:value-type="float">
            <text:p>256,380595078</text:p>
          </table:table-cell>
          <table:table-cell office:value-type="float" office:value="256.094573885" calcext:value-type="float">
            <text:p>256,094573885</text:p>
          </table:table-cell>
          <table:table-cell office:value-type="float" office:value="256.91576443" calcext:value-type="float">
            <text:p>256,91576443</text:p>
          </table:table-cell>
          <table:table-cell table:number-columns-repeated="8"/>
          <table:table-cell table:formula="of:=TRIMMEAN([.B23:.K23]; 0.2)" office:value-type="float" office:value="256.463644464333" calcext:value-type="float">
            <text:p>256,4636444643</text:p>
          </table:table-cell>
        </table:table-row>
        <table:table-row table:style-name="ro1">
          <table:table-cell office:value-type="string" calcext:value-type="string">
            <text:p>201605_BolsaFamiliaFolhaPagamento.csv</text:p>
          </table:table-cell>
          <table:table-cell office:value-type="float" office:value="256.189963136" calcext:value-type="float">
            <text:p>256,189963136</text:p>
          </table:table-cell>
          <table:table-cell office:value-type="float" office:value="258.365099833" calcext:value-type="float">
            <text:p>258,365099833</text:p>
          </table:table-cell>
          <table:table-cell office:value-type="float" office:value="259.775533133" calcext:value-type="float">
            <text:p>259,775533133</text:p>
          </table:table-cell>
          <table:table-cell table:number-columns-repeated="8"/>
          <table:table-cell table:formula="of:=TRIMMEAN([.B24:.K24]; 0.2)" office:value-type="float" office:value="258.110198700667" calcext:value-type="float">
            <text:p>258,1101987007</text:p>
          </table:table-cell>
        </table:table-row>
        <table:table-row table:style-name="ro1">
          <table:table-cell office:value-type="string" calcext:value-type="string">
            <text:p>201606_BolsaFamiliaFolhaPagamento.csv</text:p>
          </table:table-cell>
          <table:table-cell office:value-type="float" office:value="251.984969799" calcext:value-type="float">
            <text:p>251,984969799</text:p>
          </table:table-cell>
          <table:table-cell office:value-type="float" office:value="255.782346537" calcext:value-type="float">
            <text:p>255,782346537</text:p>
          </table:table-cell>
          <table:table-cell office:value-type="float" office:value="256.581928682" calcext:value-type="float">
            <text:p>256,581928682</text:p>
          </table:table-cell>
          <table:table-cell table:number-columns-repeated="8"/>
          <table:table-cell table:formula="of:=TRIMMEAN([.B25:.K25]; 0.2)" office:value-type="float" office:value="254.783081672667" calcext:value-type="float">
            <text:p>254,7830816727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Soma</text:p>
          </table:table-cell>
          <table:table-cell table:formula="of:=SUM([.M2:.M25])" office:value-type="float" office:value="6202.89653995433" calcext:value-type="float">
            <text:p>6202,8965399543</text:p>
          </table:table-cell>
        </table:table-row>
      </table:table>
      <table:table table:name="Gráficos" table:style-name="ta1">
        <table:shapes>
          <draw:frame draw:z-index="0" draw:style-name="gr1" draw:text-style-name="P1" svg:width="159.99mm" svg:height="89.99mm" svg:x="17.73mm" svg:y="16.93mm">
            <draw:object draw:notify-on-update-of-ranges="Gráficos.A1:Gráficos.A1 Gráficos.A2:Gráficos.A2 Gráficos.B1:Gráficos.B1 Gráficos.B2:Gráficos.B2 Gráficos.C1:Gráficos.C1 Gráficos.C2:Gráficos.C2 Gráficos.D1:Gráficos.D1 Gráficos.D2:Gráficos.D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1CM</text:p>
          </table:table-cell>
          <table:table-cell office:value-type="string" calcext:value-type="string">
            <text:p>2CM</text:p>
          </table:table-cell>
          <table:table-cell office:value-type="string" calcext:value-type="string">
            <text:p>4CM</text:p>
          </table:table-cell>
          <table:table-cell office:value-type="string" calcext:value-type="string">
            <text:p>6CM</text:p>
          </table:table-cell>
        </table:table-row>
        <table:table-row table:style-name="ro1">
          <table:table-cell table:formula="of:=[1CM.M27]" office:value-type="float" office:value="6292.684868085" calcext:value-type="float">
            <text:p>6292,684868085</text:p>
          </table:table-cell>
          <table:table-cell table:formula="of:=[2CM.M27]" office:value-type="float" office:value="7157.47864262588" calcext:value-type="float">
            <text:p>7157,4786426259</text:p>
          </table:table-cell>
          <table:table-cell table:formula="of:=[4CM.M27]" office:value-type="float" office:value="6416.79139974625" calcext:value-type="float">
            <text:p>6416,7913997463</text:p>
          </table:table-cell>
          <table:table-cell table:formula="of:=[6CM.M27]" office:value-type="float" office:value="6202.89653995433" calcext:value-type="float">
            <text:p>6202,89653995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7">00/00/0000</text:date>, <text:time style:data-style-name="N2" text:time-value="11:48:20.66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5T20:27:23.965000000</meta:creation-date>
    <dc:date>2017-02-27T11:51:17.341000000</dc:date>
    <meta:editing-duration>PT15M55S</meta:editing-duration>
    <meta:editing-cycles>3</meta:editing-cycles>
    <meta:generator>LibreOffice/4.4.7.2$Windows_x86 LibreOffice_project/f3153a8b245191196a4b6b9abd1d0da16eead600</meta:generator>
    <meta:document-statistic meta:table-count="5" meta:cell-count="10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07cm" svg:y="0.316cm" chart:style-name="ch2">
          <text:p>Inserção</text:p>
        </chart:title>
        <chart:legend chart:legend-position="end" svg:x="14.531cm" svg:y="3.454cm" style:legend-expansion="high" chart:style-name="ch3"/>
        <chart:plot-area chart:style-name="ch4" table:cell-range-address="Gráficos.A1:Gráficos.D2" chart:data-source-has-labels="row" svg:x="1.331cm" svg:y="1.275cm" svg:width="12.88cm" svg:height="7.545cm">
          <chartooo:coordinate-region svg:x="2.323cm" svg:y="1.474cm" svg:width="11.888cm" svg:height="7.147cm"/>
          <chart:axis chart:dimension="x" chart:name="primary-x" chart:style-name="ch5"/>
          <chart:axis chart:dimension="y" chart:name="primary-y" chart:style-name="ch6">
            <chart:title svg:x="0.451cm" svg:y="5.858cm" chart:style-name="ch7">
              <text:p>Tempo (s)</text:p>
            </chart:title>
            <chart:grid chart:style-name="ch8" chart:class="major"/>
          </chart:axis>
          <chart:series chart:style-name="ch9" chart:values-cell-range-address="Gráficos.A2:Gráficos.A2" chart:label-cell-address="Gráficos.A1:Gráficos.A1" chart:class="chart:bar">
            <chart:data-point/>
          </chart:series>
          <chart:series chart:style-name="ch10" chart:values-cell-range-address="Gráficos.B2:Gráficos.B2" chart:label-cell-address="Gráficos.B1:Gráficos.B1" chart:class="chart:bar">
            <chart:data-point/>
          </chart:series>
          <chart:series chart:style-name="ch11" chart:values-cell-range-address="Gráficos.C2:Gráficos.C2" chart:label-cell-address="Gráficos.C1:Gráficos.C1" chart:class="chart:bar">
            <chart:data-point/>
          </chart:series>
          <chart:series chart:style-name="ch12" chart:values-cell-range-address="Gráficos.D2:Gráficos.D2" chart:label-cell-address="Gráficos.D1:Gráficos.D1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CM</text:p>
                <draw:g>
                  <svg:desc>Gráficos.A1:Gráficos.A1</svg:desc>
                </draw:g>
              </table:table-cell>
              <table:table-cell office:value-type="string">
                <text:p>2CM</text:p>
                <draw:g>
                  <svg:desc>Gráficos.B1:Gráficos.B1</svg:desc>
                </draw:g>
              </table:table-cell>
              <table:table-cell office:value-type="string">
                <text:p>4CM</text:p>
                <draw:g>
                  <svg:desc>Gráficos.C1:Gráficos.C1</svg:desc>
                </draw:g>
              </table:table-cell>
              <table:table-cell office:value-type="string">
                <text:p>6CM</text:p>
                <draw:g>
                  <svg:desc>Gráficos.D1:Gráficos.D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6292.684868085">
                <text:p>6292.684868085</text:p>
                <draw:g>
                  <svg:desc>Gráficos.A2:Gráficos.A2</svg:desc>
                </draw:g>
              </table:table-cell>
              <table:table-cell office:value-type="float" office:value="7157.47864262588">
                <text:p>7157.47864262588</text:p>
                <draw:g>
                  <svg:desc>Gráficos.B2:Gráficos.B2</svg:desc>
                </draw:g>
              </table:table-cell>
              <table:table-cell office:value-type="float" office:value="6416.79139974625">
                <text:p>6416.79139974625</text:p>
                <draw:g>
                  <svg:desc>Gráficos.C2:Gráficos.C2</svg:desc>
                </draw:g>
              </table:table-cell>
              <table:table-cell office:value-type="float" office:value="6202.89653995433">
                <text:p>6202.89653995433</text:p>
                <draw:g>
                  <svg:desc>Gráficos.D2:Gráficos.D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